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3.02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45.58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30.37mm"/>
    </style:style>
    <style:style style:name="co10" style:family="table-column">
      <style:table-column-properties fo:break-before="auto" style:column-width="82.55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Ubuntu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7e0021" style:text-position="" style:font-name="Ubuntu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0000" style:text-position="" style:font-name="Ubuntu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9999ff" style:text-position="" style:font-name="Ubuntu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Ubuntu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33" style:text-position="" style:font-name="Ubuntu"/>
    </style:style>
    <style:style style:name="ce15" style:family="table-cell" style:parent-style-name="Default">
      <style:table-cell-properties fo:background-color="transparent"/>
      <style:text-properties style:text-position="" style:font-name="Ubuntu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3333" style:text-position="" style:font-name="Ubuntu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style:font-name="Ubuntu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style:text-position="" style:font-name="Ubuntu"/>
    </style:style>
    <style:style style:name="ce2" style:family="table-cell" style:parent-style-name="Default">
      <style:table-cell-properties fo:background-color="transparent"/>
      <style:text-properties style:text-position="" style:font-name="Ubuntu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Ubuntu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position="" style:font-name="Ubuntu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6666ff" style:text-position="" style:font-name="Ubuntu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9933" style:text-position="" style:font-name="Ubuntu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420e" style:text-position="" style:font-name="Ubuntu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9900" style:text-position="" style:font-name="Ubuntu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0066" style:text-position="" style:font-name="Ubuntu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Ubuntu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font-name="Ubuntu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6666ff" style:font-name="Ubuntu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9933" style:font-name="Ubuntu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420e" style:font-name="Ubuntu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9900" style:font-name="Ubuntu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0066" style:font-name="Ubuntu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7e0021" style:font-name="Ubuntu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0000" style:font-name="Ubuntu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9999ff" style:font-name="Ubuntu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33" style:font-name="Ubuntu"/>
    </style:style>
    <style:style style:name="ce41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ff3333" style:font-name="Ubuntu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style:font-name="Ubuntu"/>
    </style:style>
  </office:automatic-styles>
  <office:body>
    <office:spreadsheet>
      <table:calculation-settings table:automatic-find-labels="false"/>
      <table:table table:name="our_pancancer_signature_annotations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06" table:default-cell-style-name="ce2"/>
        <table:table-row table:style-name="ro1">
          <table:table-cell table:style-name="ce1" office:value-type="string" calcext:value-type="string">
            <text:p>cell_num</text:p>
          </table:table-cell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cancer_type</text:p>
          </table:table-cell>
          <table:table-cell table:style-name="ce1" office:value-type="string" calcext:value-type="string">
            <text:p>Affy_HG_U133A_probeset</text:p>
          </table:table-cell>
          <table:table-cell table:style-name="ce1" office:value-type="string" calcext:value-type="string">
            <text:p>gene_symbol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gene_type</text:p>
          </table:table-cell>
          <table:table-cell table:style-name="ce15" office:value-type="string" calcext:value-type="string">
            <text:p>ensembl_gene_ID</text:p>
          </table:table-cell>
          <table:table-cell table:style-name="ce1" office:value-type="string" calcext:value-type="string">
            <text:p>gene_start_bp</text:p>
          </table:table-cell>
          <table:table-cell table:style-name="ce1" office:value-type="string" calcext:value-type="string">
            <text:p>gene_end_bp</text:p>
          </table:table-cell>
          <table:table-cell table:style-name="ce15" office:value-type="string" calcext:value-type="string">
            <text:p>flank_gene</text:p>
          </table:table-cell>
          <table:table-cell table:style-name="ce17" office:value-type="string" calcext:value-type="string">
            <text:p>origin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200738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144</text:p>
          </table:table-cell>
          <table:table-cell office:value-type="float" office:value="78065188" calcext:value-type="float">
            <text:p>78065188</text:p>
          </table:table-cell>
          <table:table-cell office:value-type="float" office:value="78129296" calcext:value-type="float">
            <text:p>78129296</text:p>
          </table:table-cell>
          <table:table-cell office:value-type="string" calcext:value-type="string">
            <text:p>ACCTGCTGTTCTGTAGTTGATTA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206686_at</text:p>
          </table:table-cell>
          <table:table-cell office:value-type="string" calcext:value-type="string">
            <text:p>PDK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2256</text:p>
          </table:table-cell>
          <table:table-cell office:value-type="float" office:value="172555373" calcext:value-type="float">
            <text:p>172555373</text:p>
          </table:table-cell>
          <table:table-cell office:value-type="float" office:value="172608669" calcext:value-type="float">
            <text:p>172608669</text:p>
          </table:table-cell>
          <table:table-cell office:value-type="string" calcext:value-type="string">
            <text:p>TCATATGTCACTCATTTTTGTGT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217356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144</text:p>
          </table:table-cell>
          <table:table-cell office:value-type="float" office:value="78065188" calcext:value-type="float">
            <text:p>78065188</text:p>
          </table:table-cell>
          <table:table-cell office:value-type="float" office:value="78129296" calcext:value-type="float">
            <text:p>78129296</text:p>
          </table:table-cell>
          <table:table-cell office:value-type="string" calcext:value-type="string">
            <text:p>ACCTGCTGTTCTGTAGTTGATTA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3172_s_at</text:p>
          </table:table-cell>
          <table:table-cell table:style-name="ce13" office:value-type="string" calcext:value-type="string">
            <text:p>MTFP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3193_x_at</text:p>
          </table:table-cell>
          <table:table-cell table:style-name="ce13" office:value-type="string" calcext:value-type="string">
            <text:p>FAM162A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4314_s_at</text:p>
          </table:table-cell>
          <table:table-cell table:style-name="ce13" office:value-type="string" calcext:value-type="string">
            <text:p>EGLN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6452_at</text:p>
          </table:table-cell>
          <table:table-cell table:style-name="ce13" office:value-type="string" calcext:value-type="string">
            <text:p>PDK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30630_at</text:p>
          </table:table-cell>
          <table:table-cell table:style-name="ce13" office:value-type="string" calcext:value-type="string">
            <text:p>AK4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07016_s_at</text:p>
          </table:table-cell>
          <table:table-cell office:value-type="string" calcext:value-type="string">
            <text:p>ALDH1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8918</text:p>
          </table:table-cell>
          <table:table-cell office:value-type="float" office:value="57953424" calcext:value-type="float">
            <text:p>57953424</text:p>
          </table:table-cell>
          <table:table-cell office:value-type="float" office:value="58497866" calcext:value-type="float">
            <text:p>58497866</text:p>
          </table:table-cell>
          <table:table-cell office:value-type="string" calcext:value-type="string">
            <text:p>TGGGATTGTTTGGCTGTGTCTGT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table:style-name="ce5" office:value-type="string" calcext:value-type="string">
            <text:p>208490_x_at</text:p>
          </table:table-cell>
          <table:table-cell office:value-type="string" calcext:value-type="string">
            <text:p>AL03177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ENSG00000281823</text:p>
          </table:table-cell>
          <table:table-cell office:value-type="float" office:value="26198861" calcext:value-type="float">
            <text:p>26198861</text:p>
          </table:table-cell>
          <table:table-cell office:value-type="float" office:value="26198997" calcext:value-type="float">
            <text:p>26198997</text:p>
          </table:table-cell>
          <table:table-cell office:value-type="string" calcext:value-type="string">
            <text:p>TCGGGGGATGATGCGGGTCTTC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table:style-name="ce5" office:value-type="string" calcext:value-type="string">
            <text:p>208490_x_at</text:p>
          </table:table-cell>
          <table:table-cell office:value-type="string" calcext:value-type="string">
            <text:p>HIST1H2B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77224</text:p>
          </table:table-cell>
          <table:table-cell office:value-type="float" office:value="26199520" calcext:value-type="float">
            <text:p>26199520</text:p>
          </table:table-cell>
          <table:table-cell office:value-type="float" office:value="26200715" calcext:value-type="float">
            <text:p>26200715</text:p>
          </table:table-cell>
          <table:table-cell office:value-type="string" calcext:value-type="string">
            <text:p>TATATAAAGATACTGAAGTTTTA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09487_at</text:p>
          </table:table-cell>
          <table:table-cell office:value-type="string" calcext:value-type="string">
            <text:p>RBPM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7110</text:p>
          </table:table-cell>
          <table:table-cell office:value-type="float" office:value="30384479" calcext:value-type="float">
            <text:p>30384479</text:p>
          </table:table-cell>
          <table:table-cell office:value-type="float" office:value="30572261" calcext:value-type="float">
            <text:p>30572261</text:p>
          </table:table-cell>
          <table:table-cell office:value-type="string" calcext:value-type="string">
            <text:p>AAGTAGACTGCAGCGTTTTGT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13293_s_at</text:p>
          </table:table-cell>
          <table:table-cell office:value-type="string" calcext:value-type="string">
            <text:p>TRIM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2274</text:p>
          </table:table-cell>
          <table:table-cell office:value-type="float" office:value="5689689" calcext:value-type="float">
            <text:p>5689689</text:p>
          </table:table-cell>
          <table:table-cell office:value-type="float" office:value="5737089" calcext:value-type="float">
            <text:p>5737089</text:p>
          </table:table-cell>
          <table:table-cell office:value-type="string" calcext:value-type="string">
            <text:p>CTGAAGTCTCATTCTTCAGTTTC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14527_s_at</text:p>
          </table:table-cell>
          <table:table-cell office:value-type="string" calcext:value-type="string">
            <text:p>PQB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103</text:p>
          </table:table-cell>
          <table:table-cell office:value-type="float" office:value="48897912" calcext:value-type="float">
            <text:p>48897912</text:p>
          </table:table-cell>
          <table:table-cell office:value-type="float" office:value="48903143" calcext:value-type="float">
            <text:p>48903143</text:p>
          </table:table-cell>
          <table:table-cell office:value-type="string" calcext:value-type="string">
            <text:p>TACCTGAGTGCTTCCTTTGAGG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21523_s_at</text:p>
          </table:table-cell>
          <table:table-cell office:value-type="string" calcext:value-type="string">
            <text:p>RRAG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25039</text:p>
          </table:table-cell>
          <table:table-cell office:value-type="float" office:value="89364636" calcext:value-type="float">
            <text:p>89364636</text:p>
          </table:table-cell>
          <table:table-cell office:value-type="float" office:value="89412270" calcext:value-type="float">
            <text:p>89412270</text:p>
          </table:table-cell>
          <table:table-cell office:value-type="string" calcext:value-type="string">
            <text:p>ATTTATGCTTTTATTTTTAAAC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21667_s_at</text:p>
          </table:table-cell>
          <table:table-cell office:value-type="string" calcext:value-type="string">
            <text:p>HSPB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2137</text:p>
          </table:table-cell>
          <table:table-cell office:value-type="float" office:value="119178642" calcext:value-type="float">
            <text:p>119178642</text:p>
          </table:table-cell>
          <table:table-cell office:value-type="float" office:value="119221131" calcext:value-type="float">
            <text:p>119221131</text:p>
          </table:table-cell>
          <table:table-cell office:value-type="string" calcext:value-type="string">
            <text:p>CTTGTGTGGTTCTTTTAATGAG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1243_s_at</text:p>
          </table:table-cell>
          <table:table-cell office:value-type="string" calcext:value-type="string">
            <text:p>ATP1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3153</text:p>
          </table:table-cell>
          <table:table-cell office:value-type="float" office:value="169105697" calcext:value-type="float">
            <text:p>169105697</text:p>
          </table:table-cell>
          <table:table-cell office:value-type="float" office:value="169132722" calcext:value-type="float">
            <text:p>169132722</text:p>
          </table:table-cell>
          <table:table-cell office:value-type="string" calcext:value-type="string">
            <text:p>CTCGTGTGTGATTCACTCTTGTC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2490_at</text:p>
          </table:table-cell>
          <table:table-cell office:value-type="string" calcext:value-type="string">
            <text:p>IKBKA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0061</text:p>
          </table:table-cell>
          <table:table-cell office:value-type="float" office:value="108867517" calcext:value-type="float">
            <text:p>108867517</text:p>
          </table:table-cell>
          <table:table-cell office:value-type="float" office:value="108934116" calcext:value-type="float">
            <text:p>108934116</text:p>
          </table:table-cell>
          <table:table-cell office:value-type="string" calcext:value-type="string">
            <text:p>TGGTGTGAATTTTCCTGGACATT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2707_at</text:p>
          </table:table-cell>
          <table:table-cell office:value-type="string" calcext:value-type="string">
            <text:p>UM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4491</text:p>
          </table:table-cell>
          <table:table-cell office:value-type="float" office:value="124730366" calcext:value-type="float">
            <text:p>124730366</text:p>
          </table:table-cell>
          <table:table-cell office:value-type="float" office:value="124749273" calcext:value-type="float">
            <text:p>124749273</text:p>
          </table:table-cell>
          <table:table-cell office:value-type="string" calcext:value-type="string">
            <text:p>CTTGCCTCATGGCATTTGTTCA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2814_s_at</text:p>
          </table:table-cell>
          <table:table-cell office:value-type="string" calcext:value-type="string">
            <text:p>HEXI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6834</text:p>
          </table:table-cell>
          <table:table-cell office:value-type="float" office:value="45148502" calcext:value-type="float">
            <text:p>45148502</text:p>
          </table:table-cell>
          <table:table-cell office:value-type="float" office:value="45152101" calcext:value-type="float">
            <text:p>45152101</text:p>
          </table:table-cell>
          <table:table-cell office:value-type="string" calcext:value-type="string">
            <text:p>GTTTTCTTCGTGTTTTTTTCTT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3001_s_at</text:p>
          </table:table-cell>
          <table:table-cell office:value-type="string" calcext:value-type="string">
            <text:p>STM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435</text:p>
          </table:table-cell>
          <table:table-cell office:value-type="float" office:value="79610814" calcext:value-type="float">
            <text:p>79610814</text:p>
          </table:table-cell>
          <table:table-cell office:value-type="float" office:value="79666175" calcext:value-type="float">
            <text:p>79666175</text:p>
          </table:table-cell>
          <table:table-cell office:value-type="string" calcext:value-type="string">
            <text:p>CTCTTGCCTCTTCATGTGTCTGA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3147_s_at</text:p>
          </table:table-cell>
          <table:table-cell office:value-type="string" calcext:value-type="string">
            <text:p>TRI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6785</text:p>
          </table:table-cell>
          <table:table-cell office:value-type="float" office:value="98069275" calcext:value-type="float">
            <text:p>98069275</text:p>
          </table:table-cell>
          <table:table-cell office:value-type="float" office:value="98119212" calcext:value-type="float">
            <text:p>98119212</text:p>
          </table:table-cell>
          <table:table-cell office:value-type="string" calcext:value-type="string">
            <text:p>AACCATGGTCTTCACTGGGAGTT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4179_at</text:p>
          </table:table-cell>
          <table:table-cell office:value-type="string" calcext:value-type="string">
            <text:p>M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8125</text:p>
          </table:table-cell>
          <table:table-cell office:value-type="float" office:value="35606764" calcext:value-type="float">
            <text:p>35606764</text:p>
          </table:table-cell>
          <table:table-cell office:value-type="float" office:value="35637951" calcext:value-type="float">
            <text:p>35637951</text:p>
          </table:table-cell>
          <table:table-cell office:value-type="string" calcext:value-type="string">
            <text:p>GTTTCTGCCTGGCATTTTTCATC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4584_at</text:p>
          </table:table-cell>
          <table:table-cell office:value-type="string" calcext:value-type="string">
            <text:p>L1C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8910</text:p>
          </table:table-cell>
          <table:table-cell office:value-type="float" office:value="153861514" calcext:value-type="float">
            <text:p>153861514</text:p>
          </table:table-cell>
          <table:table-cell office:value-type="float" office:value="153909223" calcext:value-type="float">
            <text:p>153909223</text:p>
          </table:table-cell>
          <table:table-cell office:value-type="string" calcext:value-type="string">
            <text:p>GCACCTTTTGTTATTTCGCGGAA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5386_s_at</text:p>
          </table:table-cell>
          <table:table-cell office:value-type="string" calcext:value-type="string">
            <text:p>MD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5679</text:p>
          </table:table-cell>
          <table:table-cell office:value-type="float" office:value="68808172" calcext:value-type="float">
            <text:p>68808172</text:p>
          </table:table-cell>
          <table:table-cell office:value-type="float" office:value="68850686" calcext:value-type="float">
            <text:p>68850686</text:p>
          </table:table-cell>
          <table:table-cell office:value-type="string" calcext:value-type="string">
            <text:p>GCCTTCTCTATATATCAGTATTT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6426_at</text:p>
          </table:table-cell>
          <table:table-cell office:value-type="string" calcext:value-type="string">
            <text:p>ML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0215</text:p>
          </table:table-cell>
          <table:table-cell office:value-type="float" office:value="5890802" calcext:value-type="float">
            <text:p>5890802</text:p>
          </table:table-cell>
          <table:table-cell office:value-type="float" office:value="5910606" calcext:value-type="float">
            <text:p>5910606</text:p>
          </table:table-cell>
          <table:table-cell office:value-type="string" calcext:value-type="string">
            <text:p>TCACTCACTGAGGGTGCTCTCA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8399_s_at</text:p>
          </table:table-cell>
          <table:table-cell office:value-type="string" calcext:value-type="string">
            <text:p>EDN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4205</text:p>
          </table:table-cell>
          <table:table-cell office:value-type="float" office:value="59300427" calcext:value-type="float">
            <text:p>59300427</text:p>
          </table:table-cell>
          <table:table-cell office:value-type="float" office:value="59325992" calcext:value-type="float">
            <text:p>59325992</text:p>
          </table:table-cell>
          <table:table-cell office:value-type="string" calcext:value-type="string">
            <text:p>TTTGTGGGTTTTTTTCCTCA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10016_at</text:p>
          </table:table-cell>
          <table:table-cell office:value-type="string" calcext:value-type="string">
            <text:p>MYT1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6487</text:p>
          </table:table-cell>
          <table:table-cell office:value-type="float" office:value="1789113" calcext:value-type="float">
            <text:p>1789113</text:p>
          </table:table-cell>
          <table:table-cell office:value-type="float" office:value="2331260" calcext:value-type="float">
            <text:p>2331260</text:p>
          </table:table-cell>
          <table:table-cell office:value-type="string" calcext:value-type="string">
            <text:p>CCCGGGTCTGCGTCTTCACTTGA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18881_s_at</text:p>
          </table:table-cell>
          <table:table-cell office:value-type="string" calcext:value-type="string">
            <text:p>FOS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5426</text:p>
          </table:table-cell>
          <table:table-cell office:value-type="float" office:value="28392448" calcext:value-type="float">
            <text:p>28392448</text:p>
          </table:table-cell>
          <table:table-cell office:value-type="float" office:value="28417312" calcext:value-type="float">
            <text:p>28417312</text:p>
          </table:table-cell>
          <table:table-cell office:value-type="string" calcext:value-type="string">
            <text:p>GAGCCTCTGATGGTTGGTTTA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19171_s_at</text:p>
          </table:table-cell>
          <table:table-cell office:value-type="string" calcext:value-type="string">
            <text:p>ZNF2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856</text:p>
          </table:table-cell>
          <table:table-cell office:value-type="float" office:value="76822607" calcext:value-type="float">
            <text:p>76822607</text:p>
          </table:table-cell>
          <table:table-cell office:value-type="float" office:value="76970727" calcext:value-type="float">
            <text:p>76970727</text:p>
          </table:table-cell>
          <table:table-cell office:value-type="string" calcext:value-type="string">
            <text:p>TGTGATTAATTTTTTTCGTTTG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21591_s_at</text:p>
          </table:table-cell>
          <table:table-cell office:value-type="string" calcext:value-type="string">
            <text:p>FAM6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9195</text:p>
          </table:table-cell>
          <table:table-cell office:value-type="float" office:value="6444415" calcext:value-type="float">
            <text:p>6444415</text:p>
          </table:table-cell>
          <table:table-cell office:value-type="float" office:value="6451469" calcext:value-type="float">
            <text:p>6451469</text:p>
          </table:table-cell>
          <table:table-cell office:value-type="string" calcext:value-type="string">
            <text:p>CCATCTGTCACAGATAATACTG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1022_s_at</text:p>
          </table:table-cell>
          <table:table-cell office:value-type="string" calcext:value-type="string">
            <text:p>DST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5868</text:p>
          </table:table-cell>
          <table:table-cell office:value-type="float" office:value="17569863" calcext:value-type="float">
            <text:p>17569863</text:p>
          </table:table-cell>
          <table:table-cell office:value-type="float" office:value="17609919" calcext:value-type="float">
            <text:p>17609919</text:p>
          </table:table-cell>
          <table:table-cell office:value-type="string" calcext:value-type="string">
            <text:p>TCAGAGCTTGACTGTGAAGTTA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01217_x_at</text:p>
          </table:table-cell>
          <table:table-cell office:value-type="string" calcext:value-type="string">
            <text:p>RPL3P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25093</text:p>
          </table:table-cell>
          <table:table-cell office:value-type="float" office:value="108004357" calcext:value-type="float">
            <text:p>108004357</text:p>
          </table:table-cell>
          <table:table-cell office:value-type="float" office:value="108005568" calcext:value-type="float">
            <text:p>108005568</text:p>
          </table:table-cell>
          <table:table-cell office:value-type="string" calcext:value-type="string">
            <text:p>TGCCAGGAACAGATTTCGCAGC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01217_x_at</text:p>
          </table:table-cell>
          <table:table-cell office:value-type="string" calcext:value-type="string">
            <text:p>RPL3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32573</text:p>
          </table:table-cell>
          <table:table-cell office:value-type="float" office:value="98972879" calcext:value-type="float">
            <text:p>98972879</text:p>
          </table:table-cell>
          <table:table-cell office:value-type="float" office:value="98973301" calcext:value-type="float">
            <text:p>98973301</text:p>
          </table:table-cell>
          <table:table-cell office:value-type="string" calcext:value-type="string">
            <text:p>TGCCAGGAACAGATTTTGCAG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01217_x_at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0316</text:p>
          </table:table-cell>
          <table:table-cell office:value-type="float" office:value="39312882" calcext:value-type="float">
            <text:p>39312882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2022_at</text:p>
          </table:table-cell>
          <table:table-cell office:value-type="string" calcext:value-type="string">
            <text:p>ALDO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9107</text:p>
          </table:table-cell>
          <table:table-cell office:value-type="float" office:value="28573115" calcext:value-type="float">
            <text:p>28573115</text:p>
          </table:table-cell>
          <table:table-cell office:value-type="float" office:value="28577264" calcext:value-type="float">
            <text:p>28577264</text:p>
          </table:table-cell>
          <table:table-cell office:value-type="string" calcext:value-type="string">
            <text:p>CTTTGCCTGTCTGTTTTACACAT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3072_at</text:p>
          </table:table-cell>
          <table:table-cell office:value-type="string" calcext:value-type="string">
            <text:p>MYO1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7483</text:p>
          </table:table-cell>
          <table:table-cell office:value-type="float" office:value="59132434" calcext:value-type="float">
            <text:p>59132434</text:p>
          </table:table-cell>
          <table:table-cell office:value-type="float" office:value="59372900" calcext:value-type="float">
            <text:p>59372900</text:p>
          </table:table-cell>
          <table:table-cell office:value-type="string" calcext:value-type="string">
            <text:p>TAAAATGTCTTTGGAATATGCT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4338_s_at</text:p>
          </table:table-cell>
          <table:table-cell office:value-type="string" calcext:value-type="string">
            <text:p>RG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7152</text:p>
          </table:table-cell>
          <table:table-cell office:value-type="float" office:value="163068775" calcext:value-type="float">
            <text:p>163068775</text:p>
          </table:table-cell>
          <table:table-cell office:value-type="float" office:value="163076802" calcext:value-type="float">
            <text:p>163076802</text:p>
          </table:table-cell>
          <table:table-cell office:value-type="string" calcext:value-type="string">
            <text:p>TTTGCTTGGAAACACATTAATGA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4544_at</text:p>
          </table:table-cell>
          <table:table-cell office:value-type="string" calcext:value-type="string">
            <text:p>HPS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0756</text:p>
          </table:table-cell>
          <table:table-cell office:value-type="float" office:value="18278668" calcext:value-type="float">
            <text:p>18278668</text:p>
          </table:table-cell>
          <table:table-cell office:value-type="float" office:value="18322198" calcext:value-type="float">
            <text:p>18322198</text:p>
          </table:table-cell>
          <table:table-cell office:value-type="string" calcext:value-type="string">
            <text:p>CTCTTTTTTGCATTTATAACAT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8089_s_at</text:p>
          </table:table-cell>
          <table:table-cell office:value-type="string" calcext:value-type="string">
            <text:p>TDRD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3544</text:p>
          </table:table-cell>
          <table:table-cell office:value-type="float" office:value="60396457" calcext:value-type="float">
            <text:p>60396457</text:p>
          </table:table-cell>
          <table:table-cell office:value-type="float" office:value="60573878" calcext:value-type="float">
            <text:p>60573878</text:p>
          </table:table-cell>
          <table:table-cell office:value-type="string" calcext:value-type="string">
            <text:p>ACTGTGTGTTTTATTTGCCTGAT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8538_at</text:p>
          </table:table-cell>
          <table:table-cell office:value-type="string" calcext:value-type="string">
            <text:p>ANP3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48546</text:p>
          </table:table-cell>
          <table:table-cell office:value-type="float" office:value="164197007" calcext:value-type="float">
            <text:p>164197007</text:p>
          </table:table-cell>
          <table:table-cell office:value-type="float" office:value="164197711" calcext:value-type="float">
            <text:p>164197711</text:p>
          </table:table-cell>
          <table:table-cell office:value-type="string" calcext:value-type="string">
            <text:p>GAACCTGAAGATGAGGGAGAAGA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8885_at</text:p>
          </table:table-cell>
          <table:table-cell office:value-type="string" calcext:value-type="string">
            <text:p>LCP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6167</text:p>
          </table:table-cell>
          <table:table-cell office:value-type="float" office:value="46125920" calcext:value-type="float">
            <text:p>46125920</text:p>
          </table:table-cell>
          <table:table-cell office:value-type="float" office:value="46211871" calcext:value-type="float">
            <text:p>46211871</text:p>
          </table:table-cell>
          <table:table-cell office:value-type="string" calcext:value-type="string">
            <text:p>GGTGTCTCTGGATGTTTCATTTT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1073_x_at</text:p>
          </table:table-cell>
          <table:table-cell office:value-type="string" calcext:value-type="string">
            <text:p>RPL3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32573</text:p>
          </table:table-cell>
          <table:table-cell office:value-type="float" office:value="98972879" calcext:value-type="float">
            <text:p>98972879</text:p>
          </table:table-cell>
          <table:table-cell office:value-type="float" office:value="98973301" calcext:value-type="float">
            <text:p>98973301</text:p>
          </table:table-cell>
          <table:table-cell office:value-type="string" calcext:value-type="string">
            <text:p>TGCCAGGAACAGATTTTGCAG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1073_x_at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0316</text:p>
          </table:table-cell>
          <table:table-cell office:value-type="float" office:value="39312882" calcext:value-type="float">
            <text:p>39312882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2039_x_at</text:p>
          </table:table-cell>
          <table:table-cell office:value-type="string" calcext:value-type="string">
            <text:p>RPL3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32573</text:p>
          </table:table-cell>
          <table:table-cell office:value-type="float" office:value="98972879" calcext:value-type="float">
            <text:p>98972879</text:p>
          </table:table-cell>
          <table:table-cell office:value-type="float" office:value="98973301" calcext:value-type="float">
            <text:p>98973301</text:p>
          </table:table-cell>
          <table:table-cell office:value-type="string" calcext:value-type="string">
            <text:p>TGCCAGGAACAGATTTTGCAG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2039_x_at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0316</text:p>
          </table:table-cell>
          <table:table-cell office:value-type="float" office:value="39312882" calcext:value-type="float">
            <text:p>39312882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16143_at</text:p>
          </table:table-cell>
          <table:table-cell office:value-type="string" calcext:value-type="string">
            <text:p>PIAS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3800</text:p>
          </table:table-cell>
          <table:table-cell office:value-type="float" office:value="68054179" calcext:value-type="float">
            <text:p>68054179</text:p>
          </table:table-cell>
          <table:table-cell office:value-type="float" office:value="68198603" calcext:value-type="float">
            <text:p>68198603</text:p>
          </table:table-cell>
          <table:table-cell office:value-type="string" calcext:value-type="string">
            <text:p>ATGGCTGAAATCATCTATTATTG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17434_at</text:p>
          </table:table-cell>
          <table:table-cell office:value-type="string" calcext:value-type="string">
            <text:p>MC2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231</text:p>
          </table:table-cell>
          <table:table-cell office:value-type="float" office:value="13882044" calcext:value-type="float">
            <text:p>13882044</text:p>
          </table:table-cell>
          <table:table-cell office:value-type="float" office:value="13915707" calcext:value-type="float">
            <text:p>13915707</text:p>
          </table:table-cell>
          <table:table-cell office:value-type="string" calcext:value-type="string">
            <text:p>TTCCTCTTCCTCTCCTCATTTTC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20719_at</text:p>
          </table:table-cell>
          <table:table-cell office:value-type="string" calcext:value-type="string">
            <text:p>RP11-197N18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ENSG00000280381</text:p>
          </table:table-cell>
          <table:table-cell office:value-type="float" office:value="123087256" calcext:value-type="float">
            <text:p>123087256</text:p>
          </table:table-cell>
          <table:table-cell office:value-type="float" office:value="123092821" calcext:value-type="float">
            <text:p>123092821</text:p>
          </table:table-cell>
          <table:table-cell office:value-type="string" calcext:value-type="string">
            <text:p>GAAAAGAAAAGAAAAAAGAAGG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21306_at</text:p>
          </table:table-cell>
          <table:table-cell office:value-type="string" calcext:value-type="string">
            <text:p>GPR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0837</text:p>
          </table:table-cell>
          <table:table-cell office:value-type="float" office:value="71754050" calcext:value-type="float">
            <text:p>71754050</text:p>
          </table:table-cell>
          <table:table-cell office:value-type="float" office:value="71756496" calcext:value-type="float">
            <text:p>71756496</text:p>
          </table:table-cell>
          <table:table-cell office:value-type="string" calcext:value-type="string">
            <text:p>GTGGTTGTTTTGTTGTGGTGGTG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3954_at</text:p>
          </table:table-cell>
          <table:table-cell office:value-type="string" calcext:value-type="string">
            <text:p>ALG14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4078_s_at</text:p>
          </table:table-cell>
          <table:table-cell table:style-name="ce13" office:value-type="string" calcext:value-type="string">
            <text:p>DNAJA3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5832_s_at</text:p>
          </table:table-cell>
          <table:table-cell office:value-type="string" calcext:value-type="string">
            <text:p>KLF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5950_a_at</text:p>
          </table:table-cell>
          <table:table-cell office:value-type="string" calcext:value-type="string">
            <text:p>CD5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60089_at</text:p>
          </table:table-cell>
          <table:table-cell office:value-type="string" calcext:value-type="string">
            <text:p>SLC25A25-AS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60587_s_at</text:p>
          </table:table-cell>
          <table:table-cell table:style-name="ce13" office:value-type="string" calcext:value-type="string">
            <text:p>PRDX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63796_s_at</text:p>
          </table:table-cell>
          <table:table-cell table:style-name="ce13" office:value-type="string" calcext:value-type="string">
            <text:p>EARS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006_at</text:p>
          </table:table-cell>
          <table:table-cell office:value-type="string" calcext:value-type="string">
            <text:p>PAR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6288</text:p>
          </table:table-cell>
          <table:table-cell office:value-type="float" office:value="7954291" calcext:value-type="float">
            <text:p>7954291</text:p>
          </table:table-cell>
          <table:table-cell office:value-type="float" office:value="7985505" calcext:value-type="float">
            <text:p>7985505</text:p>
          </table:table-cell>
          <table:table-cell office:value-type="string" calcext:value-type="string">
            <text:p>GCTGGGTGTGGTGGCTCATGCCT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632_s_at</text:p>
          </table:table-cell>
          <table:table-cell office:value-type="string" calcext:value-type="string">
            <text:p>NDR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419</text:p>
          </table:table-cell>
          <table:table-cell office:value-type="float" office:value="133237171" calcext:value-type="float">
            <text:p>133237171</text:p>
          </table:table-cell>
          <table:table-cell office:value-type="float" office:value="133302022" calcext:value-type="float">
            <text:p>133302022</text:p>
          </table:table-cell>
          <table:table-cell office:value-type="string" calcext:value-type="string">
            <text:p>CTTGTGTCTTTTTTCTGTCCCT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665_s_at</text:p>
          </table:table-cell>
          <table:table-cell office:value-type="string" calcext:value-type="string">
            <text:p>SP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3140</text:p>
          </table:table-cell>
          <table:table-cell office:value-type="float" office:value="151661096" calcext:value-type="float">
            <text:p>151661096</text:p>
          </table:table-cell>
          <table:table-cell office:value-type="float" office:value="151687165" calcext:value-type="float">
            <text:p>151687165</text:p>
          </table:table-cell>
          <table:table-cell office:value-type="string" calcext:value-type="string">
            <text:p>TGACTTGGACCGGGTGCTCCTTC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827_at</text:p>
          </table:table-cell>
          <table:table-cell office:value-type="string" calcext:value-type="string">
            <text:p>PLO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3444</text:p>
          </table:table-cell>
          <table:table-cell office:value-type="float" office:value="11934205" calcext:value-type="float">
            <text:p>11934205</text:p>
          </table:table-cell>
          <table:table-cell office:value-type="float" office:value="11975538" calcext:value-type="float">
            <text:p>11975538</text:p>
          </table:table-cell>
          <table:table-cell office:value-type="string" calcext:value-type="string">
            <text:p>CTGAAGGGAAGATGCTCAGGGC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838_at</text:p>
          </table:table-cell>
          <table:table-cell office:value-type="string" calcext:value-type="string">
            <text:p>CTS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733</text:p>
          </table:table-cell>
          <table:table-cell office:value-type="float" office:value="11842524" calcext:value-type="float">
            <text:p>11842524</text:p>
          </table:table-cell>
          <table:table-cell office:value-type="float" office:value="11869448" calcext:value-type="float">
            <text:p>11869448</text:p>
          </table:table-cell>
          <table:table-cell office:value-type="string" calcext:value-type="string">
            <text:p>CTGAGTTGATTCATTCCATGCGC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839_s_at</text:p>
          </table:table-cell>
          <table:table-cell office:value-type="string" calcext:value-type="string">
            <text:p>CTS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733</text:p>
          </table:table-cell>
          <table:table-cell office:value-type="float" office:value="11842524" calcext:value-type="float">
            <text:p>11842524</text:p>
          </table:table-cell>
          <table:table-cell office:value-type="float" office:value="11869448" calcext:value-type="float">
            <text:p>11869448</text:p>
          </table:table-cell>
          <table:table-cell office:value-type="string" calcext:value-type="string">
            <text:p>CTGAGTTGATTCATTCCATGCGC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931_s_at</text:p>
          </table:table-cell>
          <table:table-cell office:value-type="string" calcext:value-type="string">
            <text:p>VC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5403</text:p>
          </table:table-cell>
          <table:table-cell office:value-type="float" office:value="73995193" calcext:value-type="float">
            <text:p>73995193</text:p>
          </table:table-cell>
          <table:table-cell office:value-type="float" office:value="74121363" calcext:value-type="float">
            <text:p>74121363</text:p>
          </table:table-cell>
          <table:table-cell office:value-type="string" calcext:value-type="string">
            <text:p>CACGCAGGAAAGAATCATTTAC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983_x_at</text:p>
          </table:table-cell>
          <table:table-cell office:value-type="string" calcext:value-type="string">
            <text:p>CD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5063</text:p>
          </table:table-cell>
          <table:table-cell office:value-type="float" office:value="33698261" calcext:value-type="float">
            <text:p>33698261</text:p>
          </table:table-cell>
          <table:table-cell office:value-type="float" office:value="33736445" calcext:value-type="float">
            <text:p>33736445</text:p>
          </table:table-cell>
          <table:table-cell office:value-type="string" calcext:value-type="string">
            <text:p>ATTTCAAAGATGGTTATTTTCTG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012_at</text:p>
          </table:table-cell>
          <table:table-cell office:value-type="string" calcext:value-type="string">
            <text:p>ANX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5046</text:p>
          </table:table-cell>
          <table:table-cell office:value-type="float" office:value="73151757" calcext:value-type="float">
            <text:p>73151757</text:p>
          </table:table-cell>
          <table:table-cell office:value-type="float" office:value="73170393" calcext:value-type="float">
            <text:p>73170393</text:p>
          </table:table-cell>
          <table:table-cell office:value-type="string" calcext:value-type="string">
            <text:p>TTGGTGTGTCATTGACTCTTCT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141_at</text:p>
          </table:table-cell>
          <table:table-cell office:value-type="string" calcext:value-type="string">
            <text:p>GPNM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6235</text:p>
          </table:table-cell>
          <table:table-cell office:value-type="float" office:value="23235967" calcext:value-type="float">
            <text:p>23235967</text:p>
          </table:table-cell>
          <table:table-cell office:value-type="float" office:value="23275108" calcext:value-type="float">
            <text:p>23275108</text:p>
          </table:table-cell>
          <table:table-cell office:value-type="string" calcext:value-type="string">
            <text:p>GACCTTGGTATTGTAATTATT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170_s_at</text:p>
          </table:table-cell>
          <table:table-cell office:value-type="string" calcext:value-type="string">
            <text:p>BHLHE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4107</text:p>
          </table:table-cell>
          <table:table-cell office:value-type="float" office:value="4979116" calcext:value-type="float">
            <text:p>4979116</text:p>
          </table:table-cell>
          <table:table-cell office:value-type="float" office:value="4985323" calcext:value-type="float">
            <text:p>4985323</text:p>
          </table:table-cell>
          <table:table-cell office:value-type="string" calcext:value-type="string">
            <text:p>AGCTTAGTCAACCTGGCAGGTA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185_at</text:p>
          </table:table-cell>
          <table:table-cell office:value-type="string" calcext:value-type="string">
            <text:p>HTRA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6033</text:p>
          </table:table-cell>
          <table:table-cell office:value-type="float" office:value="122461525" calcext:value-type="float">
            <text:p>122461525</text:p>
          </table:table-cell>
          <table:table-cell office:value-type="float" office:value="122514908" calcext:value-type="float">
            <text:p>122514908</text:p>
          </table:table-cell>
          <table:table-cell office:value-type="string" calcext:value-type="string">
            <text:p>TTTCTGTAGTGCTTATTTTC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261_x_at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492</text:p>
          </table:table-cell>
          <table:table-cell office:value-type="float" office:value="153494939" calcext:value-type="float">
            <text:p>153494939</text:p>
          </table:table-cell>
          <table:table-cell office:value-type="float" office:value="153509554" calcext:value-type="float">
            <text:p>153509554</text:p>
          </table:table-cell>
          <table:table-cell office:value-type="string" calcext:value-type="string">
            <text:p>CGCTGCTCCTGTGGCGGCCTGG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289_at</text:p>
          </table:table-cell>
          <table:table-cell office:value-type="string" calcext:value-type="string">
            <text:p>CYR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2871</text:p>
          </table:table-cell>
          <table:table-cell office:value-type="float" office:value="85580761" calcext:value-type="float">
            <text:p>85580761</text:p>
          </table:table-cell>
          <table:table-cell office:value-type="float" office:value="85583962" calcext:value-type="float">
            <text:p>85583962</text:p>
          </table:table-cell>
          <table:table-cell office:value-type="string" calcext:value-type="string">
            <text:p>GAAAACAGCGCTTCATGTTCATC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323_at</text:p>
          </table:table-cell>
          <table:table-cell office:value-type="string" calcext:value-type="string">
            <text:p>EBNA1B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7395</text:p>
          </table:table-cell>
          <table:table-cell office:value-type="float" office:value="43164175" calcext:value-type="float">
            <text:p>43164175</text:p>
          </table:table-cell>
          <table:table-cell office:value-type="float" office:value="43270936" calcext:value-type="float">
            <text:p>43270936</text:p>
          </table:table-cell>
          <table:table-cell office:value-type="string" calcext:value-type="string">
            <text:p>ATTTCCTTTGTCTCATCCTTCT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01422_at</text:p>
          </table:table-cell>
          <table:table-cell office:value-type="string" calcext:value-type="string">
            <text:p>IFI30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01422_at</text:p>
          </table:table-cell>
          <table:table-cell office:value-type="string" calcext:value-type="string">
            <text:p>PIK3R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426_s_at</text:p>
          </table:table-cell>
          <table:table-cell office:value-type="string" calcext:value-type="string">
            <text:p>VI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26025</text:p>
          </table:table-cell>
          <table:table-cell office:value-type="float" office:value="17228259" calcext:value-type="float">
            <text:p>17228259</text:p>
          </table:table-cell>
          <table:table-cell office:value-type="float" office:value="17237593" calcext:value-type="float">
            <text:p>17237593</text:p>
          </table:table-cell>
          <table:table-cell office:value-type="string" calcext:value-type="string">
            <text:p>TTTTGTTGTGTTATTTATTGGAT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578_at</text:p>
          </table:table-cell>
          <table:table-cell office:value-type="string" calcext:value-type="string">
            <text:p>PODX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8567</text:p>
          </table:table-cell>
          <table:table-cell office:value-type="float" office:value="131500262" calcext:value-type="float">
            <text:p>131500262</text:p>
          </table:table-cell>
          <table:table-cell office:value-type="float" office:value="131558217" calcext:value-type="float">
            <text:p>131558217</text:p>
          </table:table-cell>
          <table:table-cell office:value-type="string" calcext:value-type="string">
            <text:p>GCTCTAGTAGTTTCCTCGGAC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590_x_at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718</text:p>
          </table:table-cell>
          <table:table-cell office:value-type="float" office:value="60347134" calcext:value-type="float">
            <text:p>6034713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666_at</text:p>
          </table:table-cell>
          <table:table-cell office:value-type="string" calcext:value-type="string">
            <text:p>TIM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265</text:p>
          </table:table-cell>
          <table:table-cell office:value-type="float" office:value="47582313" calcext:value-type="float">
            <text:p>47582313</text:p>
          </table:table-cell>
          <table:table-cell office:value-type="float" office:value="47586789" calcext:value-type="float">
            <text:p>47586789</text:p>
          </table:table-cell>
          <table:table-cell office:value-type="string" calcext:value-type="string">
            <text:p>GACACTGTTTCTGTGTAGTGCC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25_s_at</text:p>
          </table:table-cell>
          <table:table-cell office:value-type="string" calcext:value-type="string">
            <text:p>C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6352</text:p>
          </table:table-cell>
          <table:table-cell office:value-type="float" office:value="207321508" calcext:value-type="float">
            <text:p>207321508</text:p>
          </table:table-cell>
          <table:table-cell office:value-type="float" office:value="207386804" calcext:value-type="float">
            <text:p>207386804</text:p>
          </table:table-cell>
          <table:table-cell office:value-type="string" calcext:value-type="string">
            <text:p>GTATTGTGTCATCAAACTCATTA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26_s_at</text:p>
          </table:table-cell>
          <table:table-cell office:value-type="string" calcext:value-type="string">
            <text:p>C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6352</text:p>
          </table:table-cell>
          <table:table-cell office:value-type="float" office:value="207321508" calcext:value-type="float">
            <text:p>207321508</text:p>
          </table:table-cell>
          <table:table-cell office:value-type="float" office:value="207386804" calcext:value-type="float">
            <text:p>207386804</text:p>
          </table:table-cell>
          <table:table-cell office:value-type="string" calcext:value-type="string">
            <text:p>GTATTGTGTCATCAAACTCATTA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39_at</text:p>
          </table:table-cell>
          <table:table-cell office:value-type="string" calcext:value-type="string">
            <text:p>PLK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5632</text:p>
          </table:table-cell>
          <table:table-cell office:value-type="float" office:value="58453982" calcext:value-type="float">
            <text:p>58453982</text:p>
          </table:table-cell>
          <table:table-cell office:value-type="float" office:value="58460260" calcext:value-type="float">
            <text:p>58460260</text:p>
          </table:table-cell>
          <table:table-cell office:value-type="string" calcext:value-type="string">
            <text:p>TAATGGTCTCCTGTCTTTAGTA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51_at</text:p>
          </table:table-cell>
          <table:table-cell office:value-type="string" calcext:value-type="string">
            <text:p>ALC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0017</text:p>
          </table:table-cell>
          <table:table-cell office:value-type="float" office:value="105366909" calcext:value-type="float">
            <text:p>105366909</text:p>
          </table:table-cell>
          <table:table-cell office:value-type="float" office:value="105576900" calcext:value-type="float">
            <text:p>105576900</text:p>
          </table:table-cell>
          <table:table-cell office:value-type="string" calcext:value-type="string">
            <text:p>CAGGTCTCCCACAGCTGTCTGAC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068_s_at</text:p>
          </table:table-cell>
          <table:table-cell office:value-type="string" calcext:value-type="string">
            <text:p>LDL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164</text:p>
          </table:table-cell>
          <table:table-cell office:value-type="float" office:value="11089362" calcext:value-type="float">
            <text:p>11089362</text:p>
          </table:table-cell>
          <table:table-cell office:value-type="float" office:value="11133816" calcext:value-type="float">
            <text:p>11133816</text:p>
          </table:table-cell>
          <table:table-cell office:value-type="string" calcext:value-type="string">
            <text:p>CCAATTTGTCTAAACTCGATGCA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7" office:value-type="string" calcext:value-type="string">
            <text:p>202237_at</text:p>
          </table:table-cell>
          <table:table-cell office:value-type="string" calcext:value-type="string">
            <text:p>AP002518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ENSG00000280653</text:p>
          </table:table-cell>
          <table:table-cell office:value-type="float" office:value="114312063" calcext:value-type="float">
            <text:p>114312063</text:p>
          </table:table-cell>
          <table:table-cell office:value-type="float" office:value="114312207" calcext:value-type="float">
            <text:p>114312207</text:p>
          </table:table-cell>
          <table:table-cell office:value-type="string" calcext:value-type="string">
            <text:p>TACTGCAGGGCGCTCAGGAACCT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7" office:value-type="string" calcext:value-type="string">
            <text:p>202237_at</text:p>
          </table:table-cell>
          <table:table-cell office:value-type="string" calcext:value-type="string">
            <text:p>NNM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6741</text:p>
          </table:table-cell>
          <table:table-cell office:value-type="float" office:value="114257787" calcext:value-type="float">
            <text:p>114257787</text:p>
          </table:table-cell>
          <table:table-cell office:value-type="float" office:value="114313285" calcext:value-type="float">
            <text:p>114313285</text:p>
          </table:table-cell>
          <table:table-cell office:value-type="string" calcext:value-type="string">
            <text:p>CTGGGGAACATGCAAAAACC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7" office:value-type="string" calcext:value-type="string">
            <text:p>202238_s_at</text:p>
          </table:table-cell>
          <table:table-cell office:value-type="string" calcext:value-type="string">
            <text:p>NNM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6741</text:p>
          </table:table-cell>
          <table:table-cell office:value-type="float" office:value="114257787" calcext:value-type="float">
            <text:p>114257787</text:p>
          </table:table-cell>
          <table:table-cell office:value-type="float" office:value="114313285" calcext:value-type="float">
            <text:p>114313285</text:p>
          </table:table-cell>
          <table:table-cell office:value-type="string" calcext:value-type="string">
            <text:p>CTGGGGAACATGCAAAAACC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419_at</text:p>
          </table:table-cell>
          <table:table-cell office:value-type="string" calcext:value-type="string">
            <text:p>KDS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9537</text:p>
          </table:table-cell>
          <table:table-cell office:value-type="float" office:value="63327726" calcext:value-type="float">
            <text:p>63327726</text:p>
          </table:table-cell>
          <table:table-cell office:value-type="float" office:value="63367510" calcext:value-type="float">
            <text:p>63367510</text:p>
          </table:table-cell>
          <table:table-cell office:value-type="string" calcext:value-type="string">
            <text:p>CTTATTTATCTAGAAGTTTGTG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457_s_at</text:p>
          </table:table-cell>
          <table:table-cell office:value-type="string" calcext:value-type="string">
            <text:p>PPP3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8814</text:p>
          </table:table-cell>
          <table:table-cell office:value-type="float" office:value="101023409" calcext:value-type="float">
            <text:p>101023409</text:p>
          </table:table-cell>
          <table:table-cell office:value-type="float" office:value="101348278" calcext:value-type="float">
            <text:p>101348278</text:p>
          </table:table-cell>
          <table:table-cell office:value-type="string" calcext:value-type="string">
            <text:p>GGTCTTTCTGATGAGTGGTTAG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478_at</text:p>
          </table:table-cell>
          <table:table-cell office:value-type="string" calcext:value-type="string">
            <text:p>TRI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1575</text:p>
          </table:table-cell>
          <table:table-cell office:value-type="float" office:value="12716889" calcext:value-type="float">
            <text:p>12716889</text:p>
          </table:table-cell>
          <table:table-cell office:value-type="float" office:value="12742734" calcext:value-type="float">
            <text:p>12742734</text:p>
          </table:table-cell>
          <table:table-cell office:value-type="string" calcext:value-type="string">
            <text:p>TGCTGGAGTCTGGAAAATGATG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839_s_at</text:p>
          </table:table-cell>
          <table:table-cell office:value-type="string" calcext:value-type="string">
            <text:p>NDUFB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99795</text:p>
          </table:table-cell>
          <table:table-cell office:value-type="float" office:value="14566078" calcext:value-type="float">
            <text:p>14566078</text:p>
          </table:table-cell>
          <table:table-cell office:value-type="float" office:value="14572062" calcext:value-type="float">
            <text:p>14572062</text:p>
          </table:table-cell>
          <table:table-cell office:value-type="string" calcext:value-type="string">
            <text:p>CCAGAGTCCCCTCTTACTGCTCC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887_s_at</text:p>
          </table:table-cell>
          <table:table-cell office:value-type="string" calcext:value-type="string">
            <text:p>DDIT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8209</text:p>
          </table:table-cell>
          <table:table-cell office:value-type="float" office:value="72273920" calcext:value-type="float">
            <text:p>72273920</text:p>
          </table:table-cell>
          <table:table-cell office:value-type="float" office:value="72276036" calcext:value-type="float">
            <text:p>72276036</text:p>
          </table:table-cell>
          <table:table-cell office:value-type="string" calcext:value-type="string">
            <text:p>GTTGGTTGAGTCTCTCATCAGTA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904_s_at</text:p>
          </table:table-cell>
          <table:table-cell office:value-type="string" calcext:value-type="string">
            <text:p>LS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6355</text:p>
          </table:table-cell>
          <table:table-cell office:value-type="float" office:value="32485332" calcext:value-type="float">
            <text:p>32485332</text:p>
          </table:table-cell>
          <table:table-cell office:value-type="float" office:value="32495283" calcext:value-type="float">
            <text:p>32495283</text:p>
          </table:table-cell>
          <table:table-cell office:value-type="string" calcext:value-type="string">
            <text:p>GTTTTCTGCGTTTGATTTAAAT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939_at</text:p>
          </table:table-cell>
          <table:table-cell office:value-type="string" calcext:value-type="string">
            <text:p>ZMPSTE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4073</text:p>
          </table:table-cell>
          <table:table-cell office:value-type="float" office:value="40258107" calcext:value-type="float">
            <text:p>40258107</text:p>
          </table:table-cell>
          <table:table-cell office:value-type="float" office:value="40294184" calcext:value-type="float">
            <text:p>40294184</text:p>
          </table:table-cell>
          <table:table-cell office:value-type="string" calcext:value-type="string">
            <text:p>CTTTGTCTTTAGTTTGATATT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949_s_at</text:p>
          </table:table-cell>
          <table:table-cell office:value-type="string" calcext:value-type="string">
            <text:p>FH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641</text:p>
          </table:table-cell>
          <table:table-cell office:value-type="float" office:value="105357712" calcext:value-type="float">
            <text:p>105357712</text:p>
          </table:table-cell>
          <table:table-cell office:value-type="float" office:value="105438513" calcext:value-type="float">
            <text:p>105438513</text:p>
          </table:table-cell>
          <table:table-cell office:value-type="string" calcext:value-type="string">
            <text:p>AAAAAAGTTGACACAGTTCCAA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083_at</text:p>
          </table:table-cell>
          <table:table-cell office:value-type="string" calcext:value-type="string">
            <text:p>THBS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6340</text:p>
          </table:table-cell>
          <table:table-cell office:value-type="float" office:value="169215780" calcext:value-type="float">
            <text:p>169215780</text:p>
          </table:table-cell>
          <table:table-cell office:value-type="float" office:value="169254044" calcext:value-type="float">
            <text:p>169254044</text:p>
          </table:table-cell>
          <table:table-cell office:value-type="string" calcext:value-type="string">
            <text:p>TCTCTCTCCCTTTTTTAAAAAG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382_s_at</text:p>
          </table:table-cell>
          <table:table-cell office:value-type="string" calcext:value-type="string">
            <text:p>APO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203</text:p>
          </table:table-cell>
          <table:table-cell office:value-type="float" office:value="44905754" calcext:value-type="float">
            <text:p>44905754</text:p>
          </table:table-cell>
          <table:table-cell office:value-type="float" office:value="44909393" calcext:value-type="float">
            <text:p>44909393</text:p>
          </table:table-cell>
          <table:table-cell office:value-type="string" calcext:value-type="string">
            <text:p>TCTGCTGGCCTCCCCCTGTGA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476_at</text:p>
          </table:table-cell>
          <table:table-cell office:value-type="string" calcext:value-type="string">
            <text:p>TPB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242</text:p>
          </table:table-cell>
          <table:table-cell office:value-type="float" office:value="82363206" calcext:value-type="float">
            <text:p>82363206</text:p>
          </table:table-cell>
          <table:table-cell office:value-type="float" office:value="82370828" calcext:value-type="float">
            <text:p>82370828</text:p>
          </table:table-cell>
          <table:table-cell office:value-type="string" calcext:value-type="string">
            <text:p>GTGCTGGTTTGTATAATTCAACC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895_at</text:p>
          </table:table-cell>
          <table:table-cell office:value-type="string" calcext:value-type="string">
            <text:p>PLC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1333</text:p>
          </table:table-cell>
          <table:table-cell office:value-type="float" office:value="9068763" calcext:value-type="float">
            <text:p>9068763</text:p>
          </table:table-cell>
          <table:table-cell office:value-type="float" office:value="9481242" calcext:value-type="float">
            <text:p>9481242</text:p>
          </table:table-cell>
          <table:table-cell office:value-type="string" calcext:value-type="string">
            <text:p>GTTTTGTTTTTTTTTTTTAAAA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264_at</text:p>
          </table:table-cell>
          <table:table-cell office:value-type="string" calcext:value-type="string">
            <text:p>CP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7184</text:p>
          </table:table-cell>
          <table:table-cell office:value-type="float" office:value="53196429" calcext:value-type="float">
            <text:p>53196429</text:p>
          </table:table-cell>
          <table:table-cell office:value-type="float" office:value="53214197" calcext:value-type="float">
            <text:p>53214197</text:p>
          </table:table-cell>
          <table:table-cell office:value-type="string" calcext:value-type="string">
            <text:p>GATGGTTCTTAATTTCTTTTAA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472_at</text:p>
          </table:table-cell>
          <table:table-cell office:value-type="string" calcext:value-type="string">
            <text:p>G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949</text:p>
          </table:table-cell>
          <table:table-cell office:value-type="float" office:value="94249253" calcext:value-type="float">
            <text:p>94249253</text:p>
          </table:table-cell>
          <table:table-cell office:value-type="float" office:value="94262350" calcext:value-type="float">
            <text:p>94262350</text:p>
          </table:table-cell>
          <table:table-cell office:value-type="string" calcext:value-type="string">
            <text:p>GGCATTCTTGATTGATTTTCCTC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620_s_at</text:p>
          </table:table-cell>
          <table:table-cell office:value-type="string" calcext:value-type="string">
            <text:p>V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8427</text:p>
          </table:table-cell>
          <table:table-cell office:value-type="float" office:value="83471465" calcext:value-type="float">
            <text:p>83471465</text:p>
          </table:table-cell>
          <table:table-cell office:value-type="float" office:value="83582303" calcext:value-type="float">
            <text:p>83582303</text:p>
          </table:table-cell>
          <table:table-cell office:value-type="string" calcext:value-type="string">
            <text:p>TGTGACTGGTCTGGTTATTTAC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679_at</text:p>
          </table:table-cell>
          <table:table-cell office:value-type="string" calcext:value-type="string">
            <text:p>KCN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5750</text:p>
          </table:table-cell>
          <table:table-cell office:value-type="float" office:value="233614004" calcext:value-type="float">
            <text:p>233614004</text:p>
          </table:table-cell>
          <table:table-cell office:value-type="float" office:value="233672512" calcext:value-type="float">
            <text:p>233672512</text:p>
          </table:table-cell>
          <table:table-cell office:value-type="string" calcext:value-type="string">
            <text:p>AATCTTATGCTTTCATATATCA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8" office:value-type="string" calcext:value-type="string">
            <text:p>205677_s_at</text:p>
          </table:table-cell>
          <table:table-cell office:value-type="string" calcext:value-type="string">
            <text:p>DLEU1_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_RNA</text:p>
          </table:table-cell>
          <table:table-cell office:value-type="string" calcext:value-type="string">
            <text:p>ENSG00000273541</text:p>
          </table:table-cell>
          <table:table-cell office:value-type="float" office:value="50104833" calcext:value-type="float">
            <text:p>50104833</text:p>
          </table:table-cell>
          <table:table-cell office:value-type="float" office:value="50105174" calcext:value-type="float">
            <text:p>50105174</text:p>
          </table:table-cell>
          <table:table-cell office:value-type="string" calcext:value-type="string">
            <text:p>TCAAAGTGTCGTATCTGGGAGAT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8" office:value-type="string" calcext:value-type="string">
            <text:p>205677_s_at</text:p>
          </table:table-cell>
          <table:table-cell office:value-type="string" calcext:value-type="string">
            <text:p>DLEU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6124</text:p>
          </table:table-cell>
          <table:table-cell office:value-type="float" office:value="50082171" calcext:value-type="float">
            <text:p>50082171</text:p>
          </table:table-cell>
          <table:table-cell office:value-type="float" office:value="50723236" calcext:value-type="float">
            <text:p>50723236</text:p>
          </table:table-cell>
          <table:table-cell office:value-type="string" calcext:value-type="string">
            <text:p>AACTTTTTCTATTTGAAGCATA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5963_s_at</text:p>
          </table:table-cell>
          <table:table-cell office:value-type="string" calcext:value-type="string">
            <text:p>DNAJA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3423</text:p>
          </table:table-cell>
          <table:table-cell office:value-type="float" office:value="4425805" calcext:value-type="float">
            <text:p>4425805</text:p>
          </table:table-cell>
          <table:table-cell office:value-type="float" office:value="4456775" calcext:value-type="float">
            <text:p>4456775</text:p>
          </table:table-cell>
          <table:table-cell office:value-type="string" calcext:value-type="string">
            <text:p>TTGTGGTCATTTCTTCTTTGAAA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7543_s_at</text:p>
          </table:table-cell>
          <table:table-cell office:value-type="string" calcext:value-type="string">
            <text:p>P4HA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2884</text:p>
          </table:table-cell>
          <table:table-cell office:value-type="float" office:value="73007217" calcext:value-type="float">
            <text:p>73007217</text:p>
          </table:table-cell>
          <table:table-cell office:value-type="float" office:value="73096974" calcext:value-type="float">
            <text:p>73096974</text:p>
          </table:table-cell>
          <table:table-cell office:value-type="string" calcext:value-type="string">
            <text:p>TGTTTGTTTTCTGTGTGGTGTT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7574_s_at</text:p>
          </table:table-cell>
          <table:table-cell office:value-type="string" calcext:value-type="string">
            <text:p>GADD45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99860</text:p>
          </table:table-cell>
          <table:table-cell office:value-type="float" office:value="2476122" calcext:value-type="float">
            <text:p>2476122</text:p>
          </table:table-cell>
          <table:table-cell office:value-type="float" office:value="2478259" calcext:value-type="float">
            <text:p>2478259</text:p>
          </table:table-cell>
          <table:table-cell office:value-type="string" calcext:value-type="string">
            <text:p>GTTGCTTGTATGTTTTCGGCTTC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891_at</text:p>
          </table:table-cell>
          <table:table-cell office:value-type="string" calcext:value-type="string">
            <text:p>DUSP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318</text:p>
          </table:table-cell>
          <table:table-cell office:value-type="float" office:value="89347232" calcext:value-type="float">
            <text:p>89347232</text:p>
          </table:table-cell>
          <table:table-cell office:value-type="float" office:value="89353271" calcext:value-type="float">
            <text:p>89353271</text:p>
          </table:table-cell>
          <table:table-cell office:value-type="string" calcext:value-type="string">
            <text:p>CTAGAACGTACTTATATTTGGG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892_s_at</text:p>
          </table:table-cell>
          <table:table-cell office:value-type="string" calcext:value-type="string">
            <text:p>DUSP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318</text:p>
          </table:table-cell>
          <table:table-cell office:value-type="float" office:value="89347232" calcext:value-type="float">
            <text:p>89347232</text:p>
          </table:table-cell>
          <table:table-cell office:value-type="float" office:value="89353271" calcext:value-type="float">
            <text:p>89353271</text:p>
          </table:table-cell>
          <table:table-cell office:value-type="string" calcext:value-type="string">
            <text:p>CTAGAACGTACTTATATTTGGG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893_s_at</text:p>
          </table:table-cell>
          <table:table-cell office:value-type="string" calcext:value-type="string">
            <text:p>DUSP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318</text:p>
          </table:table-cell>
          <table:table-cell office:value-type="float" office:value="89347232" calcext:value-type="float">
            <text:p>89347232</text:p>
          </table:table-cell>
          <table:table-cell office:value-type="float" office:value="89353271" calcext:value-type="float">
            <text:p>89353271</text:p>
          </table:table-cell>
          <table:table-cell office:value-type="string" calcext:value-type="string">
            <text:p>CTAGAACGTACTTATATTTGGG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918_s_at</text:p>
          </table:table-cell>
          <table:table-cell office:value-type="string" calcext:value-type="string">
            <text:p>NA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08130</text:p>
          </table:table-cell>
          <table:table-cell office:value-type="float" office:value="1751232" calcext:value-type="float">
            <text:p>1751232</text:p>
          </table:table-cell>
          <table:table-cell office:value-type="float" office:value="1780457" calcext:value-type="float">
            <text:p>1780457</text:p>
          </table:table-cell>
          <table:table-cell office:value-type="string" calcext:value-type="string">
            <text:p>GCTGGGTTAATAACAGCTTTC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961_s_at</text:p>
          </table:table-cell>
          <table:table-cell office:value-type="string" calcext:value-type="string">
            <text:p>KLF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67082</text:p>
          </table:table-cell>
          <table:table-cell office:value-type="float" office:value="3775996" calcext:value-type="float">
            <text:p>3775996</text:p>
          </table:table-cell>
          <table:table-cell office:value-type="float" office:value="3785281" calcext:value-type="float">
            <text:p>3785281</text:p>
          </table:table-cell>
          <table:table-cell office:value-type="string" calcext:value-type="string">
            <text:p>GAGGAGTTACATCTCTTTTTT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043_at</text:p>
          </table:table-cell>
          <table:table-cell office:value-type="string" calcext:value-type="string">
            <text:p>PAP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8801</text:p>
          </table:table-cell>
          <table:table-cell office:value-type="float" office:value="107590276" calcext:value-type="float">
            <text:p>107590276</text:p>
          </table:table-cell>
          <table:table-cell office:value-type="float" office:value="107720452" calcext:value-type="float">
            <text:p>107720452</text:p>
          </table:table-cell>
          <table:table-cell office:value-type="string" calcext:value-type="string">
            <text:p>TTTATGTGATCTATTTTATATT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01_at</text:p>
          </table:table-cell>
          <table:table-cell office:value-type="string" calcext:value-type="string">
            <text:p>CTG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8523</text:p>
          </table:table-cell>
          <table:table-cell office:value-type="float" office:value="131948176" calcext:value-type="float">
            <text:p>131948176</text:p>
          </table:table-cell>
          <table:table-cell office:value-type="float" office:value="131951373" calcext:value-type="float">
            <text:p>131951373</text:p>
          </table:table-cell>
          <table:table-cell office:value-type="string" calcext:value-type="string">
            <text:p>GGGCTTGGTTATTCATTTATCC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84_s_at</text:p>
          </table:table-cell>
          <table:table-cell office:value-type="string" calcext:value-type="string">
            <text:p>IR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950</text:p>
          </table:table-cell>
          <table:table-cell office:value-type="float" office:value="109752698" calcext:value-type="float">
            <text:p>109752698</text:p>
          </table:table-cell>
          <table:table-cell office:value-type="float" office:value="109786568" calcext:value-type="float">
            <text:p>109786568</text:p>
          </table:table-cell>
          <table:table-cell office:value-type="string" calcext:value-type="string">
            <text:p>GAAGGTGATTTTTAAATTACGG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85_s_at</text:p>
          </table:table-cell>
          <table:table-cell office:value-type="string" calcext:value-type="string">
            <text:p>IR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950</text:p>
          </table:table-cell>
          <table:table-cell office:value-type="float" office:value="109752698" calcext:value-type="float">
            <text:p>109752698</text:p>
          </table:table-cell>
          <table:table-cell office:value-type="float" office:value="109786568" calcext:value-type="float">
            <text:p>109786568</text:p>
          </table:table-cell>
          <table:table-cell office:value-type="string" calcext:value-type="string">
            <text:p>GAAGGTGATTTTTAAATTACGG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93_at</text:p>
          </table:table-cell>
          <table:table-cell office:value-type="string" calcext:value-type="string">
            <text:p>PI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7193</text:p>
          </table:table-cell>
          <table:table-cell office:value-type="float" office:value="37170203" calcext:value-type="float">
            <text:p>37170203</text:p>
          </table:table-cell>
          <table:table-cell office:value-type="float" office:value="37175426" calcext:value-type="float">
            <text:p>37175426</text:p>
          </table:table-cell>
          <table:table-cell office:value-type="string" calcext:value-type="string">
            <text:p>AACTCGTGGCTTCTAATCGTC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345_s_at</text:p>
          </table:table-cell>
          <table:table-cell office:value-type="string" calcext:value-type="string">
            <text:p>PI4K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5252</text:p>
          </table:table-cell>
          <table:table-cell office:value-type="float" office:value="97640686" calcext:value-type="float">
            <text:p>97640686</text:p>
          </table:table-cell>
          <table:table-cell office:value-type="float" office:value="97676434" calcext:value-type="float">
            <text:p>97676434</text:p>
          </table:table-cell>
          <table:table-cell office:value-type="string" calcext:value-type="string">
            <text:p>TAATCTAGTGCCAAGGGCTTGGG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386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387_s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457_at</text:p>
          </table:table-cell>
          <table:table-cell office:value-type="string" calcext:value-type="string">
            <text:p>DUSP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8166</text:p>
          </table:table-cell>
          <table:table-cell office:value-type="float" office:value="110497838" calcext:value-type="float">
            <text:p>110497838</text:p>
          </table:table-cell>
          <table:table-cell office:value-type="float" office:value="110511544" calcext:value-type="float">
            <text:p>110511544</text:p>
          </table:table-cell>
          <table:table-cell office:value-type="string" calcext:value-type="string">
            <text:p>CTTCTTCATGTTGTTGGTGAA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545_s_at</text:p>
          </table:table-cell>
          <table:table-cell office:value-type="string" calcext:value-type="string">
            <text:p>RIPK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312</text:p>
          </table:table-cell>
          <table:table-cell office:value-type="float" office:value="89757747" calcext:value-type="float">
            <text:p>89757747</text:p>
          </table:table-cell>
          <table:table-cell office:value-type="float" office:value="89791063" calcext:value-type="float">
            <text:p>89791063</text:p>
          </table:table-cell>
          <table:table-cell office:value-type="string" calcext:value-type="string">
            <text:p>ATCTTTCTGTCCCTTTCTTCCT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624_s_at</text:p>
          </table:table-cell>
          <table:table-cell office:value-type="string" calcext:value-type="string">
            <text:p>MCC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1844</text:p>
          </table:table-cell>
          <table:table-cell office:value-type="float" office:value="71587288" calcext:value-type="float">
            <text:p>71587288</text:p>
          </table:table-cell>
          <table:table-cell office:value-type="float" office:value="71658704" calcext:value-type="float">
            <text:p>71658704</text:p>
          </table:table-cell>
          <table:table-cell office:value-type="string" calcext:value-type="string">
            <text:p>CATTTGTGTGTGATATTTAGTA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711_at</text:p>
          </table:table-cell>
          <table:table-cell office:value-type="string" calcext:value-type="string">
            <text:p>SLC35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6704</text:p>
          </table:table-cell>
          <table:table-cell office:value-type="float" office:value="66999332" calcext:value-type="float">
            <text:p>66999332</text:p>
          </table:table-cell>
          <table:table-cell office:value-type="float" office:value="67054099" calcext:value-type="float">
            <text:p>67054099</text:p>
          </table:table-cell>
          <table:table-cell office:value-type="string" calcext:value-type="string">
            <text:p>GCCAGAAGTCTGCCCATATTTTA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875_s_at</text:p>
          </table:table-cell>
          <table:table-cell office:value-type="string" calcext:value-type="string">
            <text:p>SP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8785</text:p>
          </table:table-cell>
          <table:table-cell office:value-type="float" office:value="87975650" calcext:value-type="float">
            <text:p>87975650</text:p>
          </table:table-cell>
          <table:table-cell office:value-type="float" office:value="87983426" calcext:value-type="float">
            <text:p>87983426</text:p>
          </table:table-cell>
          <table:table-cell office:value-type="string" calcext:value-type="string">
            <text:p>GGTTTATTTTGGTTTCAATTGA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095_s_at</text:p>
          </table:table-cell>
          <table:table-cell office:value-type="string" calcext:value-type="string">
            <text:p>IGFBP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674</text:p>
          </table:table-cell>
          <table:table-cell office:value-type="float" office:value="45912245" calcext:value-type="float">
            <text:p>45912245</text:p>
          </table:table-cell>
          <table:table-cell office:value-type="float" office:value="45921874" calcext:value-type="float">
            <text:p>45921874</text:p>
          </table:table-cell>
          <table:table-cell office:value-type="string" calcext:value-type="string">
            <text:p>TTTTAGCTGTAGTGGAAAACTTC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275_s_at</text:p>
          </table:table-cell>
          <table:table-cell office:value-type="string" calcext:value-type="string">
            <text:p>ZFAND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7372</text:p>
          </table:table-cell>
          <table:table-cell office:value-type="float" office:value="72351425" calcext:value-type="float">
            <text:p>72351425</text:p>
          </table:table-cell>
          <table:table-cell office:value-type="float" office:value="72365235" calcext:value-type="float">
            <text:p>72365235</text:p>
          </table:table-cell>
          <table:table-cell office:value-type="string" calcext:value-type="string">
            <text:p>TGTTTTGTGCCATAAATGTAAGA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427_x_at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718</text:p>
          </table:table-cell>
          <table:table-cell office:value-type="float" office:value="60347134" calcext:value-type="float">
            <text:p>6034713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495_x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512_s_at</text:p>
          </table:table-cell>
          <table:table-cell office:value-type="string" calcext:value-type="string">
            <text:p>VEG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2715</text:p>
          </table:table-cell>
          <table:table-cell office:value-type="float" office:value="43770184" calcext:value-type="float">
            <text:p>43770184</text:p>
          </table:table-cell>
          <table:table-cell office:value-type="float" office:value="43786487" calcext:value-type="float">
            <text:p>43786487</text:p>
          </table:table-cell>
          <table:table-cell office:value-type="string" calcext:value-type="string">
            <text:p>GCTCCTCTTGGTTTCTCCTTCTC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517_s_at</text:p>
          </table:table-cell>
          <table:table-cell office:value-type="string" calcext:value-type="string">
            <text:p>AKAP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1016</text:p>
          </table:table-cell>
          <table:table-cell office:value-type="float" office:value="151239999" calcext:value-type="float">
            <text:p>151239999</text:p>
          </table:table-cell>
          <table:table-cell office:value-type="float" office:value="151358557" calcext:value-type="float">
            <text:p>151358557</text:p>
          </table:table-cell>
          <table:table-cell office:value-type="string" calcext:value-type="string">
            <text:p>AATTTCACTGTGATTCAGTTTCC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592_s_at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066</text:p>
          </table:table-cell>
          <table:table-cell office:value-type="float" office:value="23783173" calcext:value-type="float">
            <text:p>23783173</text:p>
          </table:table-cell>
          <table:table-cell office:value-type="float" office:value="23786226" calcext:value-type="float">
            <text:p>23786226</text:p>
          </table:table-cell>
          <table:table-cell office:value-type="string" calcext:value-type="string">
            <text:p>TTTTTACTAGTTCTTTATTTCT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652_s_at</text:p>
          </table:table-cell>
          <table:table-cell office:value-type="string" calcext:value-type="string">
            <text:p>TTC3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5831</text:p>
          </table:table-cell>
          <table:table-cell office:value-type="float" office:value="51287258" calcext:value-type="float">
            <text:p>51287258</text:p>
          </table:table-cell>
          <table:table-cell office:value-type="float" office:value="51345116" calcext:value-type="float">
            <text:p>51345116</text:p>
          </table:table-cell>
          <table:table-cell office:value-type="string" calcext:value-type="string">
            <text:p>CCTGTTGTGTATGCGTTAGATTC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845_s_at</text:p>
          </table:table-cell>
          <table:table-cell office:value-type="string" calcext:value-type="string">
            <text:p>PLA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11422</text:p>
          </table:table-cell>
          <table:table-cell office:value-type="float" office:value="43646095" calcext:value-type="float">
            <text:p>43646095</text:p>
          </table:table-cell>
          <table:table-cell office:value-type="float" office:value="43670547" calcext:value-type="float">
            <text:p>43670547</text:p>
          </table:table-cell>
          <table:table-cell office:value-type="string" calcext:value-type="string">
            <text:p>TGTGGTGGGGCATGCCTGTGGT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1181</text:p>
          </table:table-cell>
          <table:table-cell office:value-type="float" office:value="8437629" calcext:value-type="float">
            <text:p>8437629</text:p>
          </table:table-cell>
          <table:table-cell office:value-type="float" office:value="8438551" calcext:value-type="float">
            <text:p>843855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1383</text:p>
          </table:table-cell>
          <table:table-cell office:value-type="float" office:value="8254592" calcext:value-type="float">
            <text:p>8254592</text:p>
          </table:table-cell>
          <table:table-cell office:value-type="float" office:value="8255514" calcext:value-type="float">
            <text:p>8255514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800</text:p>
          </table:table-cell>
          <table:table-cell office:value-type="float" office:value="8210384" calcext:value-type="float">
            <text:p>8210384</text:p>
          </table:table-cell>
          <table:table-cell office:value-type="float" office:value="8211306" calcext:value-type="float">
            <text:p>8211306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614</text:p>
          </table:table-cell>
          <table:table-cell office:value-type="float" office:value="8393419" calcext:value-type="float">
            <text:p>8393419</text:p>
          </table:table-cell>
          <table:table-cell office:value-type="float" office:value="8394341" calcext:value-type="float">
            <text:p>839434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1719_x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1924_s_at</text:p>
          </table:table-cell>
          <table:table-cell office:value-type="string" calcext:value-type="string">
            <text:p>PLA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11422</text:p>
          </table:table-cell>
          <table:table-cell office:value-type="float" office:value="43646095" calcext:value-type="float">
            <text:p>43646095</text:p>
          </table:table-cell>
          <table:table-cell office:value-type="float" office:value="43670547" calcext:value-type="float">
            <text:p>43670547</text:p>
          </table:table-cell>
          <table:table-cell office:value-type="string" calcext:value-type="string">
            <text:p>TGTGGTGGGGCATGCCTGTGGT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1928_at</text:p>
          </table:table-cell>
          <table:table-cell office:value-type="string" calcext:value-type="string">
            <text:p>DYNC1H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7102</text:p>
          </table:table-cell>
          <table:table-cell office:value-type="float" office:value="101964528" calcext:value-type="float">
            <text:p>101964528</text:p>
          </table:table-cell>
          <table:table-cell office:value-type="float" office:value="102050792" calcext:value-type="float">
            <text:p>102050792</text:p>
          </table:table-cell>
          <table:table-cell office:value-type="string" calcext:value-type="string">
            <text:p>GCCGGCTCCGCCTCTTCTGTCTC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0" office:value-type="string" calcext:value-type="string">
            <text:p>211988_at</text:p>
          </table:table-cell>
          <table:table-cell office:value-type="string" calcext:value-type="string">
            <text:p>RP5-1028K7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64058</text:p>
          </table:table-cell>
          <table:table-cell office:value-type="float" office:value="40628797" calcext:value-type="float">
            <text:p>40628797</text:p>
          </table:table-cell>
          <table:table-cell office:value-type="float" office:value="40665141" calcext:value-type="float">
            <text:p>40665141</text:p>
          </table:table-cell>
          <table:table-cell office:value-type="string" calcext:value-type="string">
            <text:p>AAAAAAGAATAAGTGTTGCCTTG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0" office:value-type="string" calcext:value-type="string">
            <text:p>211988_at</text:p>
          </table:table-cell>
          <table:table-cell office:value-type="string" calcext:value-type="string">
            <text:p>SMARCE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3584</text:p>
          </table:table-cell>
          <table:table-cell office:value-type="float" office:value="40624962" calcext:value-type="float">
            <text:p>40624962</text:p>
          </table:table-cell>
          <table:table-cell office:value-type="float" office:value="40648508" calcext:value-type="float">
            <text:p>40648508</text:p>
          </table:table-cell>
          <table:table-cell office:value-type="string" calcext:value-type="string">
            <text:p>TTGAGTTTTTAAGAGCCTGATG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013_at</text:p>
          </table:table-cell>
          <table:table-cell office:value-type="string" calcext:value-type="string">
            <text:p>PXD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508</text:p>
          </table:table-cell>
          <table:table-cell office:value-type="float" office:value="1631887" calcext:value-type="float">
            <text:p>1631887</text:p>
          </table:table-cell>
          <table:table-cell office:value-type="float" office:value="1744852" calcext:value-type="float">
            <text:p>1744852</text:p>
          </table:table-cell>
          <table:table-cell office:value-type="string" calcext:value-type="string">
            <text:p>GAATGGCTTTATTTTTTTTTAC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143_s_at</text:p>
          </table:table-cell>
          <table:table-cell office:value-type="string" calcext:value-type="string">
            <text:p>IGFBP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674</text:p>
          </table:table-cell>
          <table:table-cell office:value-type="float" office:value="45912245" calcext:value-type="float">
            <text:p>45912245</text:p>
          </table:table-cell>
          <table:table-cell office:value-type="float" office:value="45921874" calcext:value-type="float">
            <text:p>45921874</text:p>
          </table:table-cell>
          <table:table-cell office:value-type="string" calcext:value-type="string">
            <text:p>TTTTAGCTGTAGTGGAAAACTTC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171_x_at</text:p>
          </table:table-cell>
          <table:table-cell office:value-type="string" calcext:value-type="string">
            <text:p>VEG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2715</text:p>
          </table:table-cell>
          <table:table-cell office:value-type="float" office:value="43770184" calcext:value-type="float">
            <text:p>43770184</text:p>
          </table:table-cell>
          <table:table-cell office:value-type="float" office:value="43786487" calcext:value-type="float">
            <text:p>43786487</text:p>
          </table:table-cell>
          <table:table-cell office:value-type="string" calcext:value-type="string">
            <text:p>GCTCCTCTTGGTTTCTCCTTCTC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12463_at</text:p>
          </table:table-cell>
          <table:table-cell office:value-type="string" calcext:value-type="string">
            <text:p>CD59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464_s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501_at</text:p>
          </table:table-cell>
          <table:table-cell office:value-type="string" calcext:value-type="string">
            <text:p>CEBP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2216</text:p>
          </table:table-cell>
          <table:table-cell office:value-type="float" office:value="50190734" calcext:value-type="float">
            <text:p>50190734</text:p>
          </table:table-cell>
          <table:table-cell office:value-type="float" office:value="50192689" calcext:value-type="float">
            <text:p>50192689</text:p>
          </table:table-cell>
          <table:table-cell office:value-type="string" calcext:value-type="string">
            <text:p>ATTGGCTTTTGTTTTTTATTTT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632_at</text:p>
          </table:table-cell>
          <table:table-cell office:value-type="string" calcext:value-type="string">
            <text:p>STX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9950</text:p>
          </table:table-cell>
          <table:table-cell office:value-type="float" office:value="132445867" calcext:value-type="float">
            <text:p>132445867</text:p>
          </table:table-cell>
          <table:table-cell office:value-type="float" office:value="132513198" calcext:value-type="float">
            <text:p>132513198</text:p>
          </table:table-cell>
          <table:table-cell office:value-type="string" calcext:value-type="string">
            <text:p>TGGCTTCATTTTTACATTTTA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884_x_at</text:p>
          </table:table-cell>
          <table:table-cell office:value-type="string" calcext:value-type="string">
            <text:p>APO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203</text:p>
          </table:table-cell>
          <table:table-cell office:value-type="float" office:value="44905754" calcext:value-type="float">
            <text:p>44905754</text:p>
          </table:table-cell>
          <table:table-cell office:value-type="float" office:value="44909393" calcext:value-type="float">
            <text:p>44909393</text:p>
          </table:table-cell>
          <table:table-cell office:value-type="string" calcext:value-type="string">
            <text:p>TCTGCTGGCCTCCCCCTGTGA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3274_s_at</text:p>
          </table:table-cell>
          <table:table-cell office:value-type="string" calcext:value-type="string">
            <text:p>CTS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733</text:p>
          </table:table-cell>
          <table:table-cell office:value-type="float" office:value="11842524" calcext:value-type="float">
            <text:p>11842524</text:p>
          </table:table-cell>
          <table:table-cell office:value-type="float" office:value="11869448" calcext:value-type="float">
            <text:p>11869448</text:p>
          </table:table-cell>
          <table:table-cell office:value-type="string" calcext:value-type="string">
            <text:p>CTGAGTTGATTCATTCCATGCGC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3503_x_at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718</text:p>
          </table:table-cell>
          <table:table-cell office:value-type="float" office:value="60347134" calcext:value-type="float">
            <text:p>6034713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3905_x_at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492</text:p>
          </table:table-cell>
          <table:table-cell office:value-type="float" office:value="153494939" calcext:value-type="float">
            <text:p>153494939</text:p>
          </table:table-cell>
          <table:table-cell office:value-type="float" office:value="153509554" calcext:value-type="float">
            <text:p>153509554</text:p>
          </table:table-cell>
          <table:table-cell office:value-type="string" calcext:value-type="string">
            <text:p>CGCTGCTCCTGTGGCGGCCTGG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4581_x_at</text:p>
          </table:table-cell>
          <table:table-cell office:value-type="string" calcext:value-type="string">
            <text:p>TNFRSF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072</text:p>
          </table:table-cell>
          <table:table-cell office:value-type="float" office:value="47231532" calcext:value-type="float">
            <text:p>47231532</text:p>
          </table:table-cell>
          <table:table-cell office:value-type="float" office:value="47309905" calcext:value-type="float">
            <text:p>47309905</text:p>
          </table:table-cell>
          <table:table-cell office:value-type="string" calcext:value-type="string">
            <text:p>CTTAAGTAGTCCGAGTATATTT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4620_x_at</text:p>
          </table:table-cell>
          <table:table-cell office:value-type="string" calcext:value-type="string">
            <text:p>P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5730</text:p>
          </table:table-cell>
          <table:table-cell office:value-type="float" office:value="102753981" calcext:value-type="float">
            <text:p>102753981</text:p>
          </table:table-cell>
          <table:table-cell office:value-type="float" office:value="103031105" calcext:value-type="float">
            <text:p>103031105</text:p>
          </table:table-cell>
          <table:table-cell office:value-type="string" calcext:value-type="string">
            <text:p>CAGCTGTGCTTTCATTTTTTC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4866_at</text:p>
          </table:table-cell>
          <table:table-cell office:value-type="string" calcext:value-type="string">
            <text:p>PLA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11422</text:p>
          </table:table-cell>
          <table:table-cell office:value-type="float" office:value="43646095" calcext:value-type="float">
            <text:p>43646095</text:p>
          </table:table-cell>
          <table:table-cell office:value-type="float" office:value="43670547" calcext:value-type="float">
            <text:p>43670547</text:p>
          </table:table-cell>
          <table:table-cell office:value-type="string" calcext:value-type="string">
            <text:p>TGTGGTGGGGCATGCCTGTGGT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5033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5034_s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5792_s_at</text:p>
          </table:table-cell>
          <table:table-cell office:value-type="string" calcext:value-type="string">
            <text:p>DNAJ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07923</text:p>
          </table:table-cell>
          <table:table-cell office:value-type="float" office:value="6634168" calcext:value-type="float">
            <text:p>6634168</text:p>
          </table:table-cell>
          <table:table-cell office:value-type="float" office:value="6701924" calcext:value-type="float">
            <text:p>6701924</text:p>
          </table:table-cell>
          <table:table-cell office:value-type="string" calcext:value-type="string">
            <text:p>GGCTGGCGCTCTTCCGTGTAT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6392_s_at</text:p>
          </table:table-cell>
          <table:table-cell office:value-type="string" calcext:value-type="string">
            <text:p>SEC23I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7651</text:p>
          </table:table-cell>
          <table:table-cell office:value-type="float" office:value="119892711" calcext:value-type="float">
            <text:p>119892711</text:p>
          </table:table-cell>
          <table:table-cell office:value-type="float" office:value="119944658" calcext:value-type="float">
            <text:p>119944658</text:p>
          </table:table-cell>
          <table:table-cell office:value-type="string" calcext:value-type="string">
            <text:p>CATTTCTAGTGGTGCTTTTATT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6442_x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7762_s_at</text:p>
          </table:table-cell>
          <table:table-cell office:value-type="string" calcext:value-type="string">
            <text:p>RAB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8461</text:p>
          </table:table-cell>
          <table:table-cell office:value-type="float" office:value="9708165" calcext:value-type="float">
            <text:p>9708165</text:p>
          </table:table-cell>
          <table:table-cell office:value-type="float" office:value="9862551" calcext:value-type="float">
            <text:p>9862551</text:p>
          </table:table-cell>
          <table:table-cell office:value-type="string" calcext:value-type="string">
            <text:p>CCGTTTGTCTTTTTCTTATTACA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7773_s_at</text:p>
          </table:table-cell>
          <table:table-cell office:value-type="string" calcext:value-type="string">
            <text:p>NDUFA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9043</text:p>
          </table:table-cell>
          <table:table-cell office:value-type="float" office:value="10931951" calcext:value-type="float">
            <text:p>10931951</text:p>
          </table:table-cell>
          <table:table-cell office:value-type="float" office:value="10940256" calcext:value-type="float">
            <text:p>10940256</text:p>
          </table:table-cell>
          <table:table-cell office:value-type="string" calcext:value-type="string">
            <text:p>ATTAGTAATAACGTTTTCTAGA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6" office:value-type="string" calcext:value-type="string">
            <text:p>217996_at</text:p>
          </table:table-cell>
          <table:table-cell office:value-type="string" calcext:value-type="string">
            <text:p>PHLDA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289</text:p>
          </table:table-cell>
          <table:table-cell office:value-type="float" office:value="76025447" calcext:value-type="float">
            <text:p>76025447</text:p>
          </table:table-cell>
          <table:table-cell office:value-type="float" office:value="76033932" calcext:value-type="float">
            <text:p>76033932</text:p>
          </table:table-cell>
          <table:table-cell office:value-type="string" calcext:value-type="string">
            <text:p>CCTGTGGACCTTTTGAAGGCCTT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6" office:value-type="string" calcext:value-type="string">
            <text:p>217996_at</text:p>
          </table:table-cell>
          <table:table-cell office:value-type="string" calcext:value-type="string">
            <text:p>NAP1L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7109</text:p>
          </table:table-cell>
          <table:table-cell office:value-type="float" office:value="76036587" calcext:value-type="float">
            <text:p>76036587</text:p>
          </table:table-cell>
          <table:table-cell office:value-type="float" office:value="76085033" calcext:value-type="float">
            <text:p>76085033</text:p>
          </table:table-cell>
          <table:table-cell office:value-type="string" calcext:value-type="string">
            <text:p>AAGTTCTGTTACATGTCTTTAAG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8213_s_at</text:p>
          </table:table-cell>
          <table:table-cell office:value-type="string" calcext:value-type="string">
            <text:p>TMEM2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4825</text:p>
          </table:table-cell>
          <table:table-cell office:value-type="float" office:value="61768501" calcext:value-type="float">
            <text:p>61768501</text:p>
          </table:table-cell>
          <table:table-cell office:value-type="float" office:value="61792802" calcext:value-type="float">
            <text:p>61792802</text:p>
          </table:table-cell>
          <table:table-cell office:value-type="string" calcext:value-type="string">
            <text:p>GCCTCATGTAGAAACCTATACAA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1" office:value-type="string" calcext:value-type="string">
            <text:p>218698_at</text:p>
          </table:table-cell>
          <table:table-cell office:value-type="string" calcext:value-type="string">
            <text:p>RP11-196I18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25531</text:p>
          </table:table-cell>
          <table:table-cell office:value-type="float" office:value="107116829" calcext:value-type="float">
            <text:p>107116829</text:p>
          </table:table-cell>
          <table:table-cell office:value-type="float" office:value="107117557" calcext:value-type="float">
            <text:p>107117557</text:p>
          </table:table-cell>
          <table:table-cell office:value-type="string" calcext:value-type="string">
            <text:p>GCCAAAAGAAAGTCTAATTATA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1" office:value-type="string" calcext:value-type="string">
            <text:p>218698_at</text:p>
          </table:table-cell>
          <table:table-cell office:value-type="string" calcext:value-type="string">
            <text:p>AP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9089</text:p>
          </table:table-cell>
          <table:table-cell office:value-type="float" office:value="34853094" calcext:value-type="float">
            <text:p>34853094</text:p>
          </table:table-cell>
          <table:table-cell office:value-type="float" office:value="34916499" calcext:value-type="float">
            <text:p>34916499</text:p>
          </table:table-cell>
          <table:table-cell office:value-type="string" calcext:value-type="string">
            <text:p>TTTATCCCTCAATGTTAATGTC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8856_at</text:p>
          </table:table-cell>
          <table:table-cell office:value-type="string" calcext:value-type="string">
            <text:p>TNFRSF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072</text:p>
          </table:table-cell>
          <table:table-cell office:value-type="float" office:value="47231532" calcext:value-type="float">
            <text:p>47231532</text:p>
          </table:table-cell>
          <table:table-cell office:value-type="float" office:value="47309905" calcext:value-type="float">
            <text:p>47309905</text:p>
          </table:table-cell>
          <table:table-cell office:value-type="string" calcext:value-type="string">
            <text:p>CTTAAGTAGTCCGAGTATATTT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8902_at</text:p>
          </table:table-cell>
          <table:table-cell office:value-type="string" calcext:value-type="string">
            <text:p>NOTCH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8400</text:p>
          </table:table-cell>
          <table:table-cell office:value-type="float" office:value="136494444" calcext:value-type="float">
            <text:p>136494444</text:p>
          </table:table-cell>
          <table:table-cell office:value-type="float" office:value="136545862" calcext:value-type="float">
            <text:p>136545862</text:p>
          </table:table-cell>
          <table:table-cell office:value-type="string" calcext:value-type="string">
            <text:p>TCTGGCTTCCACTCCCCTCTGC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9038_at</text:p>
          </table:table-cell>
          <table:table-cell office:value-type="string" calcext:value-type="string">
            <text:p>MORC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3131</text:p>
          </table:table-cell>
          <table:table-cell office:value-type="float" office:value="106813871" calcext:value-type="float">
            <text:p>106813871</text:p>
          </table:table-cell>
          <table:table-cell office:value-type="float" office:value="107000244" calcext:value-type="float">
            <text:p>107000244</text:p>
          </table:table-cell>
          <table:table-cell office:value-type="string" calcext:value-type="string">
            <text:p>GTAGGCTTGGATTTGAATATCA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2" office:value-type="string" calcext:value-type="string">
            <text:p>219206_x_at</text:p>
          </table:table-cell>
          <table:table-cell office:value-type="string" calcext:value-type="string">
            <text:p>TMBI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5957</text:p>
          </table:table-cell>
          <table:table-cell office:value-type="float" office:value="66135846" calcext:value-type="float">
            <text:p>66135846</text:p>
          </table:table-cell>
          <table:table-cell office:value-type="float" office:value="66170072" calcext:value-type="float">
            <text:p>66170072</text:p>
          </table:table-cell>
          <table:table-cell office:value-type="string" calcext:value-type="string">
            <text:p>TTAACAAAGCACATCTTGCACCG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2" office:value-type="string" calcext:value-type="string">
            <text:p>219206_x_at</text:p>
          </table:table-cell>
          <table:table-cell office:value-type="string" calcext:value-type="string">
            <text:p>TMBI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82031</text:p>
          </table:table-cell>
          <table:table-cell office:value-type="float" office:value="66137960" calcext:value-type="float">
            <text:p>66137960</text:p>
          </table:table-cell>
          <table:table-cell office:value-type="float" office:value="66169896" calcext:value-type="float">
            <text:p>66169896</text:p>
          </table:table-cell>
          <table:table-cell office:value-type="string" calcext:value-type="string">
            <text:p>TTAAAAGTATCTCAGCTCAACT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9539_at</text:p>
          </table:table-cell>
          <table:table-cell office:value-type="string" calcext:value-type="string">
            <text:p>GEMIN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2147</text:p>
          </table:table-cell>
          <table:table-cell office:value-type="float" office:value="38751534" calcext:value-type="float">
            <text:p>38751534</text:p>
          </table:table-cell>
          <table:table-cell office:value-type="float" office:value="38785000" calcext:value-type="float">
            <text:p>38785000</text:p>
          </table:table-cell>
          <table:table-cell office:value-type="string" calcext:value-type="string">
            <text:p>CACTGTGTATTTTTTGTCTCC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21419_s_at</text:p>
          </table:table-cell>
          <table:table-cell office:value-type="string" calcext:value-type="string">
            <text:p>CH507-513H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1181</text:p>
          </table:table-cell>
          <table:table-cell office:value-type="float" office:value="8437629" calcext:value-type="float">
            <text:p>8437629</text:p>
          </table:table-cell>
          <table:table-cell office:value-type="float" office:value="8438551" calcext:value-type="float">
            <text:p>843855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21419_s_at</text:p>
          </table:table-cell>
          <table:table-cell office:value-type="string" calcext:value-type="string">
            <text:p>CH507-513H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800</text:p>
          </table:table-cell>
          <table:table-cell office:value-type="float" office:value="8210384" calcext:value-type="float">
            <text:p>8210384</text:p>
          </table:table-cell>
          <table:table-cell office:value-type="float" office:value="8211306" calcext:value-type="float">
            <text:p>8211306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21419_s_at</text:p>
          </table:table-cell>
          <table:table-cell office:value-type="string" calcext:value-type="string">
            <text:p>CH507-513H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614</text:p>
          </table:table-cell>
          <table:table-cell office:value-type="float" office:value="8393419" calcext:value-type="float">
            <text:p>8393419</text:p>
          </table:table-cell>
          <table:table-cell office:value-type="float" office:value="8394341" calcext:value-type="float">
            <text:p>839434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479_s_at</text:p>
          </table:table-cell>
          <table:table-cell office:value-type="string" calcext:value-type="string">
            <text:p>BNIP3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765</text:p>
          </table:table-cell>
          <table:table-cell office:value-type="float" office:value="26382898" calcext:value-type="float">
            <text:p>26382898</text:p>
          </table:table-cell>
          <table:table-cell office:value-type="float" office:value="26505636" calcext:value-type="float">
            <text:p>26505636</text:p>
          </table:table-cell>
          <table:table-cell office:value-type="string" calcext:value-type="string">
            <text:p>CCTGTCAGTATATCATTTTT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563_at</text:p>
          </table:table-cell>
          <table:table-cell office:value-type="string" calcext:value-type="string">
            <text:p>DUS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3507</text:p>
          </table:table-cell>
          <table:table-cell office:value-type="float" office:value="221701424" calcext:value-type="float">
            <text:p>221701424</text:p>
          </table:table-cell>
          <table:table-cell office:value-type="float" office:value="221742176" calcext:value-type="float">
            <text:p>221742176</text:p>
          </table:table-cell>
          <table:table-cell office:value-type="string" calcext:value-type="string">
            <text:p>TTTAGGATGTGTCTTTTTTTCC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648_s_at</text:p>
          </table:table-cell>
          <table:table-cell office:value-type="string" calcext:value-type="string">
            <text:p>AG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6771</text:p>
          </table:table-cell>
          <table:table-cell office:value-type="float" office:value="15572353" calcext:value-type="float">
            <text:p>15572353</text:p>
          </table:table-cell>
          <table:table-cell office:value-type="float" office:value="15585110" calcext:value-type="float">
            <text:p>15585110</text:p>
          </table:table-cell>
          <table:table-cell office:value-type="string" calcext:value-type="string">
            <text:p>GCAGGCCGGACCCAGTGGCTCACG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656_s_at</text:p>
          </table:table-cell>
          <table:table-cell office:value-type="string" calcext:value-type="string">
            <text:p>ARHGEF1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4964</text:p>
          </table:table-cell>
          <table:table-cell office:value-type="float" office:value="17539835" calcext:value-type="float">
            <text:p>17539835</text:p>
          </table:table-cell>
          <table:table-cell office:value-type="float" office:value="17697874" calcext:value-type="float">
            <text:p>17697874</text:p>
          </table:table-cell>
          <table:table-cell office:value-type="string" calcext:value-type="string">
            <text:p>ATTGAGGTTTTGTTGTGGTTTTT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730_at</text:p>
          </table:table-cell>
          <table:table-cell office:value-type="string" calcext:value-type="string">
            <text:p>COL5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04262</text:p>
          </table:table-cell>
          <table:table-cell office:value-type="float" office:value="189031896" calcext:value-type="float">
            <text:p>189031896</text:p>
          </table:table-cell>
          <table:table-cell office:value-type="float" office:value="189179879" calcext:value-type="float">
            <text:p>189179879</text:p>
          </table:table-cell>
          <table:table-cell office:value-type="string" calcext:value-type="string">
            <text:p>CCAAAGCTCTCAAATTTCTTGCC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731_x_at</text:p>
          </table:table-cell>
          <table:table-cell office:value-type="string" calcext:value-type="string">
            <text:p>V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8427</text:p>
          </table:table-cell>
          <table:table-cell office:value-type="float" office:value="83471465" calcext:value-type="float">
            <text:p>83471465</text:p>
          </table:table-cell>
          <table:table-cell office:value-type="float" office:value="83582303" calcext:value-type="float">
            <text:p>83582303</text:p>
          </table:table-cell>
          <table:table-cell office:value-type="string" calcext:value-type="string">
            <text:p>TGTGACTGGTCTGGTTATTTAC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745_at</text:p>
          </table:table-cell>
          <table:table-cell office:value-type="string" calcext:value-type="string">
            <text:p>DCAF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6485</text:p>
          </table:table-cell>
          <table:table-cell office:value-type="float" office:value="63550461" calcext:value-type="float">
            <text:p>63550461</text:p>
          </table:table-cell>
          <table:table-cell office:value-type="float" office:value="63594266" calcext:value-type="float">
            <text:p>63594266</text:p>
          </table:table-cell>
          <table:table-cell office:value-type="string" calcext:value-type="string">
            <text:p>TAGATTGACTGAATTTCTTTT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2421_at</text:p>
          </table:table-cell>
          <table:table-cell office:value-type="string" calcext:value-type="string">
            <text:p>UBE2H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2994_at</text:p>
          </table:table-cell>
          <table:table-cell office:value-type="string" calcext:value-type="string">
            <text:p>PRDX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003_at</text:p>
          </table:table-cell>
          <table:table-cell office:value-type="string" calcext:value-type="string">
            <text:p>TRIR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122_s_at</text:p>
          </table:table-cell>
          <table:table-cell office:value-type="string" calcext:value-type="string">
            <text:p>SFRP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163_s_at</text:p>
          </table:table-cell>
          <table:table-cell table:style-name="ce13" office:value-type="string" calcext:value-type="string">
            <text:p>ZC3HC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312_at</text:p>
          </table:table-cell>
          <table:table-cell table:style-name="ce13" office:value-type="string" calcext:value-type="string">
            <text:p>PRADC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454_at</text:p>
          </table:table-cell>
          <table:table-cell table:style-name="ce13" office:value-type="string" calcext:value-type="string">
            <text:p>CXCL1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455_at</text:p>
          </table:table-cell>
          <table:table-cell office:value-type="string" calcext:value-type="string">
            <text:p>TCHP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602_at</text:p>
          </table:table-cell>
          <table:table-cell table:style-name="ce13" office:value-type="string" calcext:value-type="string">
            <text:p>C4orf3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606_at</text:p>
          </table:table-cell>
          <table:table-cell table:style-name="ce13" office:value-type="string" calcext:value-type="string">
            <text:p>KLF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657_at</text:p>
          </table:table-cell>
          <table:table-cell table:style-name="ce13" office:value-type="string" calcext:value-type="string">
            <text:p>ERRFI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777_s_at</text:p>
          </table:table-cell>
          <table:table-cell table:style-name="ce13" office:value-type="string" calcext:value-type="string">
            <text:p>PAFAH1B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806_at</text:p>
          </table:table-cell>
          <table:table-cell table:style-name="ce13" office:value-type="string" calcext:value-type="string">
            <text:p>TRIM2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890_s_at</text:p>
          </table:table-cell>
          <table:table-cell table:style-name="ce13" office:value-type="string" calcext:value-type="string">
            <text:p>LAMTOR4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911_s_at</text:p>
          </table:table-cell>
          <table:table-cell table:style-name="ce13" office:value-type="string" calcext:value-type="string">
            <text:p>DCBLD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010_at</text:p>
          </table:table-cell>
          <table:table-cell table:style-name="ce13" office:value-type="string" calcext:value-type="string">
            <text:p>CCDC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011_at</text:p>
          </table:table-cell>
          <table:table-cell table:style-name="ce13" office:value-type="string" calcext:value-type="string">
            <text:p>PRKAR2A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337_at</text:p>
          </table:table-cell>
          <table:table-cell table:style-name="ce13" office:value-type="string" calcext:value-type="string">
            <text:p>ABHD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494_at</text:p>
          </table:table-cell>
          <table:table-cell table:style-name="ce13" office:value-type="string" calcext:value-type="string">
            <text:p>DYNLL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670_at</text:p>
          </table:table-cell>
          <table:table-cell table:style-name="ce13" office:value-type="string" calcext:value-type="string">
            <text:p>ATPSCKMT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750_at</text:p>
          </table:table-cell>
          <table:table-cell table:style-name="ce13" office:value-type="string" calcext:value-type="string">
            <text:p>ERO1A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041_at</text:p>
          </table:table-cell>
          <table:table-cell table:style-name="ce13" office:value-type="string" calcext:value-type="string">
            <text:p>NAPEPLD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594_at</text:p>
          </table:table-cell>
          <table:table-cell table:style-name="ce13" office:value-type="string" calcext:value-type="string">
            <text:p>ENTPD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648_at</text:p>
          </table:table-cell>
          <table:table-cell table:style-name="ce13" office:value-type="string" calcext:value-type="string">
            <text:p>HIF1AN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727_at</text:p>
          </table:table-cell>
          <table:table-cell table:style-name="ce13" office:value-type="string" calcext:value-type="string">
            <text:p>CISD3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987_at</text:p>
          </table:table-cell>
          <table:table-cell table:style-name="ce13" office:value-type="string" calcext:value-type="string">
            <text:p>RBM15B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143_s_at</text:p>
          </table:table-cell>
          <table:table-cell table:style-name="ce13" office:value-type="string" calcext:value-type="string">
            <text:p>BID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338_at</text:p>
          </table:table-cell>
          <table:table-cell table:style-name="ce13" office:value-type="string" calcext:value-type="string">
            <text:p>LOC440983</text:p>
          </table:table-cell>
          <table:table-cell table:style-name="ce14" table:number-columns-repeated="2"/>
          <table:table-cell table:style-name="ce16" table:number-columns-repeated="4"/>
          <table:table-cell table:style-name="ce18" office:value-type="string" calcext:value-type="string">
            <text:p><text:a xlink:href="https://doi.org/10.1158/1541-7786.MCR-07-2168" xlink:type="simple">article</text:a></text:p>
          </table:table-cell>
          <table:table-cell table:number-columns-repeated="100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735_s_at</text:p>
          </table:table-cell>
          <table:table-cell table:style-name="ce13" office:value-type="string" calcext:value-type="string">
            <text:p>C10orf99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736_at</text:p>
          </table:table-cell>
          <table:table-cell table:style-name="ce13" office:value-type="string" calcext:value-type="string">
            <text:p>C10orf99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961_at</text:p>
          </table:table-cell>
          <table:table-cell table:style-name="ce13" office:value-type="string" calcext:value-type="string">
            <text:p>CTSB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9676_at</text:p>
          </table:table-cell>
          <table:table-cell table:style-name="ce13" office:value-type="string" calcext:value-type="string">
            <text:p>MTPAP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31576_at</text:p>
          </table:table-cell>
          <table:table-cell table:style-name="ce13" office:value-type="string" calcext:value-type="string">
            <text:p>Q9H741</text:p>
          </table:table-cell>
          <table:table-cell table:style-name="ce14" table:number-columns-repeated="2"/>
          <table:table-cell table:style-name="ce16" table:number-columns-repeated="4"/>
          <table:table-cell table:style-name="ce18" office:value-type="string" calcext:value-type="string">
            <text:p><text:a xlink:href="https://genevisible.com/tissues/HS/UniProt/Q9H741" xlink:type="simple">link</text:a></text:p>
          </table:table-cell>
          <table:table-cell table:number-columns-repeated="100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34983_at</text:p>
          </table:table-cell>
          <table:table-cell table:style-name="ce13" office:value-type="string" calcext:value-type="string">
            <text:p>SPRING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41355_at</text:p>
          </table:table-cell>
          <table:table-cell office:value-type="string" calcext:value-type="string">
            <text:p>HR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42648_at</text:p>
          </table:table-cell>
          <table:table-cell table:style-name="ce13" office:value-type="string" calcext:value-type="string">
            <text:p>KLHL8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35156_at</text:p>
          </table:table-cell>
          <table:table-cell office:value-type="string" calcext:value-type="string">
            <text:p>R3HCC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679</text:p>
          </table:table-cell>
          <table:table-cell office:value-type="float" office:value="23270120" calcext:value-type="float">
            <text:p>23270120</text:p>
          </table:table-cell>
          <table:table-cell office:value-type="float" office:value="23296279" calcext:value-type="float">
            <text:p>23296279</text:p>
          </table:table-cell>
          <table:table-cell office:value-type="string" calcext:value-type="string">
            <text:p>TCACTTTGAAATGTGGTCTGTAG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36711_at</text:p>
          </table:table-cell>
          <table:table-cell office:value-type="string" calcext:value-type="string">
            <text:p>MAF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022</text:p>
          </table:table-cell>
          <table:table-cell office:value-type="float" office:value="38200767" calcext:value-type="float">
            <text:p>38200767</text:p>
          </table:table-cell>
          <table:table-cell office:value-type="float" office:value="38216511" calcext:value-type="float">
            <text:p>38216511</text:p>
          </table:table-cell>
          <table:table-cell office:value-type="string" calcext:value-type="string">
            <text:p>TGTGTATCCTGGACTATGTTTT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58780_s_at</text:p>
          </table:table-cell>
          <table:table-cell office:value-type="string" calcext:value-type="string">
            <text:p>ARHGEF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5801</text:p>
          </table:table-cell>
          <table:table-cell office:value-type="float" office:value="21070270" calcext:value-type="float">
            <text:p>21070270</text:p>
          </table:table-cell>
          <table:table-cell office:value-type="float" office:value="21090240" calcext:value-type="float">
            <text:p>21090240</text:p>
          </table:table-cell>
          <table:table-cell office:value-type="string" calcext:value-type="string">
            <text:p>CCAGCAAAGACTGGCAGAGTGGC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 table:number-rows-repeated="1048350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our_pancancer_signature_annotations.B1:our_pancancer_signature_annotations.F2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00-00-00</text:date>, <text:time style:data-style-name="N2" text:time-value="09:41:26.597648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7T13:26:50.301459601</dc:date>
    <meta:editing-duration>PT1H28M23S</meta:editing-duration>
    <meta:editing-cycles>13</meta:editing-cycles>
    <meta:generator>LibreOffice/5.1.6.2$Linux_X86_64 LibreOffice_project/10m0$Build-2</meta:generator>
    <meta:document-statistic meta:table-count="1" meta:cell-count="2394" meta:object-count="0"/>
  </office:meta>
</office:document-meta>
</file>